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11269E019290F1A76FB.png" manifest:media-type="image/png"/>
  <manifest:file-entry manifest:full-path="Pictures/100002010000029E000001169CE63E004A50E10D.png" manifest:media-type="image/png"/>
  <manifest:file-entry manifest:full-path="Pictures/100002010000070A000003C00CB05EDA1ED0D31C.png" manifest:media-type="image/png"/>
  <manifest:file-entry manifest:full-path="Pictures/100002010000070F00000319F53A66DEF20B1340.png" manifest:media-type="image/png"/>
  <manifest:file-entry manifest:full-path="Pictures/100002010000069B00000169A040AA7612B31A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9ad" officeooo:paragraph-rsid="0011c9ad"/>
    </style:style>
    <style:style style:name="P2" style:family="paragraph" style:parent-style-name="Standard">
      <style:text-properties fo:font-weight="bold" officeooo:rsid="0011f166" officeooo:paragraph-rsid="0011f166" style:font-weight-asian="bold" style:font-weight-complex="bold"/>
    </style:style>
    <style:style style:name="P3" style:family="paragraph" style:parent-style-name="Standard">
      <style:text-properties fo:font-weight="bold" officeooo:rsid="00169582" officeooo:paragraph-rsid="00169582" style:font-weight-asian="bold" style:font-weight-complex="bold"/>
    </style:style>
    <style:style style:name="P4" style:family="paragraph" style:parent-style-name="Standard">
      <style:text-properties fo:font-weight="bold" officeooo:rsid="00181fd1" officeooo:paragraph-rsid="0019767c" style:font-weight-asian="bold" style:font-weight-complex="bold"/>
    </style:style>
    <style:style style:name="P5" style:family="paragraph" style:parent-style-name="Standard">
      <style:text-properties fo:font-weight="bold" officeooo:rsid="001cb996" officeooo:paragraph-rsid="001cb996" style:font-weight-asian="bold" style:font-weight-complex="bold"/>
    </style:style>
    <style:style style:name="P6" style:family="paragraph" style:parent-style-name="Standard">
      <style:text-properties fo:font-weight="bold" officeooo:rsid="001fda1f" officeooo:paragraph-rsid="001fda1f" style:font-weight-asian="bold" style:font-weight-complex="bold"/>
    </style:style>
    <style:style style:name="P7" style:family="paragraph" style:parent-style-name="Standard">
      <style:text-properties fo:font-weight="bold" officeooo:rsid="002628bf" officeooo:paragraph-rsid="002628bf" style:font-weight-asian="bold" style:font-weight-complex="bold"/>
    </style:style>
    <style:style style:name="P8" style:family="paragraph" style:parent-style-name="Standard">
      <style:text-properties fo:font-weight="bold" officeooo:rsid="002dda59" officeooo:paragraph-rsid="002dda59" style:font-weight-asian="bold" style:font-weight-complex="bold"/>
    </style:style>
    <style:style style:name="P9" style:family="paragraph" style:parent-style-name="Standard">
      <style:text-properties fo:font-weight="bold" officeooo:rsid="002fcc7a" officeooo:paragraph-rsid="002fcc7a" style:font-weight-asian="bold" style:font-weight-complex="bold"/>
    </style:style>
    <style:style style:name="P10" style:family="paragraph" style:parent-style-name="Standard">
      <style:text-properties fo:font-weight="bold" officeooo:rsid="0066504e" officeooo:paragraph-rsid="0066504e" style:font-weight-asian="bold" style:font-weight-complex="bold"/>
    </style:style>
    <style:style style:name="P11" style:family="paragraph" style:parent-style-name="Standard">
      <style:text-properties fo:font-weight="bold" officeooo:rsid="007172f3" officeooo:paragraph-rsid="007172f3" style:font-weight-asian="bold" style:font-weight-complex="bold"/>
    </style:style>
    <style:style style:name="P12" style:family="paragraph" style:parent-style-name="Standard">
      <style:text-properties fo:font-weight="bold" officeooo:rsid="007172f3" officeooo:paragraph-rsid="00b00ae6" style:font-weight-asian="bold" style:font-weight-complex="bold"/>
    </style:style>
    <style:style style:name="P13" style:family="paragraph" style:parent-style-name="Standard">
      <style:text-properties fo:font-weight="bold" officeooo:rsid="00717b06" officeooo:paragraph-rsid="00717b06" style:font-weight-asian="bold" style:font-weight-complex="bold"/>
    </style:style>
    <style:style style:name="P14" style:family="paragraph" style:parent-style-name="Standard">
      <style:text-properties fo:font-weight="bold" officeooo:rsid="0053280d" officeooo:paragraph-rsid="0056eb1c" style:font-weight-asian="bold" style:font-weight-complex="bold"/>
    </style:style>
    <style:style style:name="P15" style:family="paragraph" style:parent-style-name="Standard">
      <style:text-properties fo:font-weight="bold" officeooo:rsid="0089232e" officeooo:paragraph-rsid="0089232e" style:font-weight-asian="bold" style:font-weight-complex="bold"/>
    </style:style>
    <style:style style:name="P16" style:family="paragraph" style:parent-style-name="Standard">
      <style:text-properties fo:font-weight="bold" officeooo:rsid="00908340" officeooo:paragraph-rsid="00908340" style:font-weight-asian="bold" style:font-weight-complex="bold"/>
    </style:style>
    <style:style style:name="P17" style:family="paragraph" style:parent-style-name="Standard">
      <style:text-properties fo:font-weight="bold" officeooo:rsid="00934b05" officeooo:paragraph-rsid="00934b05" style:font-weight-asian="bold" style:font-weight-complex="bold"/>
    </style:style>
    <style:style style:name="P18" style:family="paragraph" style:parent-style-name="Standard">
      <style:text-properties fo:font-weight="bold" officeooo:rsid="0099c85c" officeooo:paragraph-rsid="0099c85c" style:font-weight-asian="bold" style:font-weight-complex="bold"/>
    </style:style>
    <style:style style:name="P19" style:family="paragraph" style:parent-style-name="Standard">
      <style:text-properties fo:font-weight="bold" officeooo:rsid="009da836" officeooo:paragraph-rsid="009da836" style:font-weight-asian="bold" style:font-weight-complex="bold"/>
    </style:style>
    <style:style style:name="P20" style:family="paragraph" style:parent-style-name="Standard">
      <style:text-properties fo:font-weight="bold" officeooo:rsid="00a0bf4c" officeooo:paragraph-rsid="00a0bf4c" style:font-weight-asian="bold" style:font-weight-complex="bold"/>
    </style:style>
    <style:style style:name="P21" style:family="paragraph" style:parent-style-name="Standard">
      <style:text-properties fo:font-weight="bold" officeooo:rsid="00a0bf4c" officeooo:paragraph-rsid="00a6108e" style:font-weight-asian="bold" style:font-weight-complex="bold"/>
    </style:style>
    <style:style style:name="P22" style:family="paragraph" style:parent-style-name="Standard">
      <style:text-properties fo:font-weight="bold" officeooo:rsid="00a60f45" officeooo:paragraph-rsid="00a0bf4c" style:font-weight-asian="bold" style:font-weight-complex="bold"/>
    </style:style>
    <style:style style:name="P23" style:family="paragraph" style:parent-style-name="Standard">
      <style:text-properties fo:font-weight="bold" officeooo:rsid="00b092d7" officeooo:paragraph-rsid="00b092d7" style:font-weight-asian="bold" style:font-weight-complex="bold"/>
    </style:style>
    <style:style style:name="P24" style:family="paragraph" style:parent-style-name="Standard">
      <style:text-properties fo:font-weight="bold" officeooo:rsid="00b21322" officeooo:paragraph-rsid="00b21322" style:font-weight-asian="bold" style:font-weight-complex="bold"/>
    </style:style>
    <style:style style:name="P25" style:family="paragraph" style:parent-style-name="Standard">
      <style:text-properties fo:font-weight="bold" officeooo:rsid="00b4d13e" officeooo:paragraph-rsid="00b4d13e" style:font-weight-asian="bold" style:font-weight-complex="bold"/>
    </style:style>
    <style:style style:name="P26" style:family="paragraph" style:parent-style-name="Standard">
      <style:text-properties fo:font-weight="bold" officeooo:rsid="00ba8a7f" officeooo:paragraph-rsid="00ba8a7f" style:font-weight-asian="bold" style:font-weight-complex="bold"/>
    </style:style>
    <style:style style:name="P27" style:family="paragraph" style:parent-style-name="Standard">
      <style:text-properties fo:font-weight="bold" officeooo:rsid="00bf7315" officeooo:paragraph-rsid="00bf7315" style:font-weight-asian="bold" style:font-weight-complex="bold"/>
    </style:style>
    <style:style style:name="P28" style:family="paragraph" style:parent-style-name="Standard">
      <style:text-properties fo:font-weight="bold" officeooo:rsid="00de1323" officeooo:paragraph-rsid="00de132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officeooo:rsid="0011c9ad" officeooo:paragraph-rsid="0011c9ad" style:font-size-asian="20pt" style:font-weight-asian="bold" style:font-size-complex="20pt" style:font-weight-complex="bold"/>
    </style:style>
    <style:style style:name="P30" style:family="paragraph" style:parent-style-name="Standard">
      <style:text-properties officeooo:rsid="00144fa4" officeooo:paragraph-rsid="00144fa4"/>
    </style:style>
    <style:style style:name="P31" style:family="paragraph" style:parent-style-name="Standard">
      <style:text-properties officeooo:rsid="002c1bd7" officeooo:paragraph-rsid="002c1bd7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2c1bd7" officeooo:paragraph-rsid="002c1bd7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40092b" officeooo:paragraph-rsid="0040092b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fo:font-weight="bold" officeooo:rsid="004e231a" officeooo:paragraph-rsid="004e231a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3280d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6eb1c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fo:font-weight="bold" officeooo:rsid="0056eb1c" officeooo:paragraph-rsid="0056eb1c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rsid="005bc433" officeooo:paragraph-rsid="005bc433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officeooo:rsid="007b3f99" officeooo:paragraph-rsid="007b3f99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936da9" officeooo:paragraph-rsid="00936da9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fo:font-weight="bold" officeooo:rsid="00aa3f49" officeooo:paragraph-rsid="00aa3f49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cc9fa5" officeooo:paragraph-rsid="00cc9fa5" style:font-size-asian="14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c4ba25" officeooo:paragraph-rsid="00c4ba25" style:font-size-asian="14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f37f49" officeooo:paragraph-rsid="00f37f49" style:font-size-asian="14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style:text-properties fo:font-weight="normal" officeooo:rsid="00169582" officeooo:paragraph-rsid="00169582" style:font-weight-asian="normal" style:font-weight-complex="normal"/>
    </style:style>
    <style:style style:name="P46" style:family="paragraph" style:parent-style-name="Standard">
      <style:text-properties fo:font-weight="normal" officeooo:rsid="001af5e6" officeooo:paragraph-rsid="001af5e6" style:font-weight-asian="normal" style:font-weight-complex="normal"/>
    </style:style>
    <style:style style:name="P47" style:family="paragraph" style:parent-style-name="Standard">
      <style:text-properties fo:font-weight="normal" officeooo:rsid="001c2508" officeooo:paragraph-rsid="001c2508" style:font-weight-asian="normal" style:font-weight-complex="normal"/>
    </style:style>
    <style:style style:name="P48" style:family="paragraph" style:parent-style-name="Standard">
      <style:text-properties fo:font-weight="normal" officeooo:rsid="002c1bd7" officeooo:paragraph-rsid="002c1bd7" style:font-weight-asian="normal" style:font-weight-complex="normal"/>
    </style:style>
    <style:style style:name="P49" style:family="paragraph" style:parent-style-name="Standard">
      <style:text-properties fo:font-weight="normal" officeooo:rsid="0040092b" officeooo:paragraph-rsid="0040092b" style:font-weight-asian="normal" style:font-weight-complex="normal"/>
    </style:style>
    <style:style style:name="P50" style:family="paragraph" style:parent-style-name="Standard">
      <style:text-properties fo:font-weight="normal" officeooo:rsid="004435e4" officeooo:paragraph-rsid="004435e4" style:font-weight-asian="normal" style:font-weight-complex="normal"/>
    </style:style>
    <style:style style:name="P51" style:family="paragraph" style:parent-style-name="Standard">
      <style:text-properties fo:font-weight="normal" officeooo:rsid="0045ec05" officeooo:paragraph-rsid="0045ec05" style:font-weight-asian="normal" style:font-weight-complex="normal"/>
    </style:style>
    <style:style style:name="P52" style:family="paragraph" style:parent-style-name="Standard">
      <style:text-properties fo:font-weight="normal" officeooo:rsid="0046ae76" officeooo:paragraph-rsid="0046ae76" style:font-weight-asian="normal" style:font-weight-complex="normal"/>
    </style:style>
    <style:style style:name="P53" style:family="paragraph" style:parent-style-name="Standard">
      <style:text-properties fo:font-weight="normal" officeooo:rsid="00483589" officeooo:paragraph-rsid="00483589" style:font-weight-asian="normal" style:font-weight-complex="normal"/>
    </style:style>
    <style:style style:name="P54" style:family="paragraph" style:parent-style-name="Standard">
      <style:text-properties fo:font-weight="normal" officeooo:rsid="0049cba7" officeooo:paragraph-rsid="0049cba7" style:font-weight-asian="normal" style:font-weight-complex="normal"/>
    </style:style>
    <style:style style:name="P55" style:family="paragraph" style:parent-style-name="Standard">
      <style:text-properties fo:font-weight="normal" officeooo:rsid="004b096e" officeooo:paragraph-rsid="004b096e" style:font-weight-asian="normal" style:font-weight-complex="normal"/>
    </style:style>
    <style:style style:name="P56" style:family="paragraph" style:parent-style-name="Standard">
      <style:text-properties fo:font-weight="normal" officeooo:rsid="004c36e4" officeooo:paragraph-rsid="004c36e4" style:font-weight-asian="normal" style:font-weight-complex="normal"/>
    </style:style>
    <style:style style:name="P57" style:family="paragraph" style:parent-style-name="Standard">
      <style:text-properties fo:font-weight="normal" officeooo:rsid="004e231a" officeooo:paragraph-rsid="004e231a" style:font-weight-asian="normal" style:font-weight-complex="normal"/>
    </style:style>
    <style:style style:name="P58" style:family="paragraph" style:parent-style-name="Standard">
      <style:text-properties fo:font-weight="normal" officeooo:rsid="004e9277" officeooo:paragraph-rsid="004e9277" style:font-weight-asian="normal" style:font-weight-complex="normal"/>
    </style:style>
    <style:style style:name="P59" style:family="paragraph" style:parent-style-name="Standard">
      <style:text-properties fo:font-weight="normal" officeooo:rsid="0051af88" officeooo:paragraph-rsid="0051af88" style:font-weight-asian="normal" style:font-weight-complex="normal"/>
    </style:style>
    <style:style style:name="P60" style:family="paragraph" style:parent-style-name="Standard">
      <style:text-properties fo:font-weight="normal" officeooo:rsid="0053280d" officeooo:paragraph-rsid="0053280d" style:font-weight-asian="normal" style:font-weight-complex="normal"/>
    </style:style>
    <style:style style:name="P61" style:family="paragraph" style:parent-style-name="Standard">
      <style:text-properties fo:font-weight="normal" officeooo:rsid="0053280d" officeooo:paragraph-rsid="0056eb1c" style:font-weight-asian="normal" style:font-weight-complex="normal"/>
    </style:style>
    <style:style style:name="P62" style:family="paragraph" style:parent-style-name="Standard">
      <style:text-properties fo:font-weight="normal" officeooo:rsid="0053280d" officeooo:paragraph-rsid="005bc433" style:font-weight-asian="normal" style:font-weight-complex="normal"/>
    </style:style>
    <style:style style:name="P63" style:family="paragraph" style:parent-style-name="Standard">
      <style:text-properties fo:font-weight="normal" officeooo:rsid="0053280d" officeooo:paragraph-rsid="006b6ade" style:font-weight-asian="normal" style:font-weight-complex="normal"/>
    </style:style>
    <style:style style:name="P64" style:family="paragraph" style:parent-style-name="Standard">
      <style:text-properties fo:font-weight="normal" officeooo:rsid="0053280d" officeooo:paragraph-rsid="007172f3" style:font-weight-asian="normal" style:font-weight-complex="normal"/>
    </style:style>
    <style:style style:name="P65" style:family="paragraph" style:parent-style-name="Standard">
      <style:text-properties fo:font-weight="normal" officeooo:rsid="0053280d" officeooo:paragraph-rsid="0071e265" style:font-weight-asian="normal" style:font-weight-complex="normal"/>
    </style:style>
    <style:style style:name="P66" style:family="paragraph" style:parent-style-name="Standard">
      <style:text-properties fo:font-weight="normal" officeooo:rsid="0053280d" officeooo:paragraph-rsid="00843be1" style:font-weight-asian="normal" style:font-weight-complex="normal"/>
    </style:style>
    <style:style style:name="P67" style:family="paragraph" style:parent-style-name="Standard">
      <style:text-properties fo:font-weight="normal" officeooo:rsid="0053cac8" officeooo:paragraph-rsid="0053cac8" style:font-weight-asian="normal" style:font-weight-complex="normal"/>
    </style:style>
    <style:style style:name="P68" style:family="paragraph" style:parent-style-name="Standard">
      <style:text-properties fo:font-weight="normal" officeooo:rsid="00551f33" officeooo:paragraph-rsid="00551f33" style:font-weight-asian="normal" style:font-weight-complex="normal"/>
    </style:style>
    <style:style style:name="P69" style:family="paragraph" style:parent-style-name="Standard">
      <style:text-properties fo:font-weight="normal" officeooo:rsid="00558acf" officeooo:paragraph-rsid="00558acf" style:font-weight-asian="normal" style:font-weight-complex="normal"/>
    </style:style>
    <style:style style:name="P70" style:family="paragraph" style:parent-style-name="Standard">
      <style:text-properties fo:font-weight="normal" officeooo:rsid="0056cb8d" officeooo:paragraph-rsid="0056cb8d" style:font-weight-asian="normal" style:font-weight-complex="normal"/>
    </style:style>
    <style:style style:name="P71" style:family="paragraph" style:parent-style-name="Standard">
      <style:text-properties fo:font-weight="normal" officeooo:rsid="0057d05f" officeooo:paragraph-rsid="0057d05f" style:font-weight-asian="normal" style:font-weight-complex="normal"/>
    </style:style>
    <style:style style:name="P72" style:family="paragraph" style:parent-style-name="Standard">
      <style:text-properties fo:font-weight="normal" officeooo:rsid="005a1313" officeooo:paragraph-rsid="005a1313" style:font-weight-asian="normal" style:font-weight-complex="normal"/>
    </style:style>
    <style:style style:name="P73" style:family="paragraph" style:parent-style-name="Standard">
      <style:text-properties fo:font-weight="normal" officeooo:rsid="005d5709" officeooo:paragraph-rsid="005d5709" style:font-weight-asian="normal" style:font-weight-complex="normal"/>
    </style:style>
    <style:style style:name="P74" style:family="paragraph" style:parent-style-name="Standard">
      <style:text-properties fo:font-weight="normal" officeooo:rsid="005edb6a" officeooo:paragraph-rsid="005edb6a" style:font-weight-asian="normal" style:font-weight-complex="normal"/>
    </style:style>
    <style:style style:name="P75" style:family="paragraph" style:parent-style-name="Standard">
      <style:text-properties fo:font-weight="normal" officeooo:rsid="0060a945" officeooo:paragraph-rsid="0060a945" style:font-weight-asian="normal" style:font-weight-complex="normal"/>
    </style:style>
    <style:style style:name="P76" style:family="paragraph" style:parent-style-name="Standard">
      <style:text-properties fo:font-weight="normal" officeooo:rsid="0060a945" officeooo:paragraph-rsid="0060d5a6" style:font-weight-asian="normal" style:font-weight-complex="normal"/>
    </style:style>
    <style:style style:name="P77" style:family="paragraph" style:parent-style-name="Standard">
      <style:text-properties fo:font-weight="normal" officeooo:rsid="0060d5a6" officeooo:paragraph-rsid="0060d5a6" style:font-weight-asian="normal" style:font-weight-complex="normal"/>
    </style:style>
    <style:style style:name="P78" style:family="paragraph" style:parent-style-name="Standard">
      <style:text-properties fo:font-weight="normal" officeooo:rsid="00626b5e" officeooo:paragraph-rsid="00626b5e" style:font-weight-asian="normal" style:font-weight-complex="normal"/>
    </style:style>
    <style:style style:name="P79" style:family="paragraph" style:parent-style-name="Standard">
      <style:text-properties fo:font-weight="normal" officeooo:rsid="006640ee" officeooo:paragraph-rsid="006640ee" style:font-weight-asian="normal" style:font-weight-complex="normal"/>
    </style:style>
    <style:style style:name="P80" style:family="paragraph" style:parent-style-name="Standard">
      <style:text-properties fo:font-weight="normal" officeooo:rsid="0066504e" officeooo:paragraph-rsid="0066504e" style:font-weight-asian="normal" style:font-weight-complex="normal"/>
    </style:style>
    <style:style style:name="P81" style:family="paragraph" style:parent-style-name="Standard">
      <style:text-properties fo:font-weight="normal" officeooo:rsid="006a3e05" officeooo:paragraph-rsid="006a3e05" style:font-weight-asian="normal" style:font-weight-complex="normal"/>
    </style:style>
    <style:style style:name="P82" style:family="paragraph" style:parent-style-name="Standard">
      <style:text-properties fo:font-weight="normal" officeooo:rsid="006b6ade" officeooo:paragraph-rsid="006b6ade" style:font-weight-asian="normal" style:font-weight-complex="normal"/>
    </style:style>
    <style:style style:name="P83" style:family="paragraph" style:parent-style-name="Standard">
      <style:text-properties fo:font-weight="normal" officeooo:rsid="006e39f8" officeooo:paragraph-rsid="006e39f8" style:font-weight-asian="normal" style:font-weight-complex="normal"/>
    </style:style>
    <style:style style:name="P84" style:family="paragraph" style:parent-style-name="Standard">
      <style:text-properties fo:font-weight="normal" officeooo:rsid="006e3cf3" officeooo:paragraph-rsid="006e3cf3" style:font-weight-asian="normal" style:font-weight-complex="normal"/>
    </style:style>
    <style:style style:name="P85" style:family="paragraph" style:parent-style-name="Standard">
      <style:text-properties fo:font-weight="normal" officeooo:rsid="006e3cf3" officeooo:paragraph-rsid="00b00ae6" style:font-weight-asian="normal" style:font-weight-complex="normal"/>
    </style:style>
    <style:style style:name="P86" style:family="paragraph" style:parent-style-name="Standard">
      <style:text-properties fo:font-weight="normal" officeooo:rsid="007172f3" officeooo:paragraph-rsid="007172f3" style:font-weight-asian="normal" style:font-weight-complex="normal"/>
    </style:style>
    <style:style style:name="P87" style:family="paragraph" style:parent-style-name="Standard">
      <style:text-properties fo:font-weight="normal" officeooo:rsid="0071e265" officeooo:paragraph-rsid="0071e265" style:font-weight-asian="normal" style:font-weight-complex="normal"/>
    </style:style>
    <style:style style:name="P88" style:family="paragraph" style:parent-style-name="Standard">
      <style:text-properties fo:font-weight="normal" officeooo:rsid="0072062d" officeooo:paragraph-rsid="0072062d" style:font-weight-asian="normal" style:font-weight-complex="normal"/>
    </style:style>
    <style:style style:name="P89" style:family="paragraph" style:parent-style-name="Standard">
      <style:text-properties fo:font-weight="normal" officeooo:rsid="00733727" officeooo:paragraph-rsid="00733727" style:font-weight-asian="normal" style:font-weight-complex="normal"/>
    </style:style>
    <style:style style:name="P90" style:family="paragraph" style:parent-style-name="Standard">
      <style:text-properties fo:font-weight="normal" officeooo:rsid="0074842a" officeooo:paragraph-rsid="0074842a" style:font-weight-asian="normal" style:font-weight-complex="normal"/>
    </style:style>
    <style:style style:name="P91" style:family="paragraph" style:parent-style-name="Standard">
      <style:text-properties fo:font-weight="normal" officeooo:rsid="0074f479" officeooo:paragraph-rsid="0074f479" style:font-weight-asian="normal" style:font-weight-complex="normal"/>
    </style:style>
    <style:style style:name="P92" style:family="paragraph" style:parent-style-name="Standard">
      <style:text-properties fo:font-weight="normal" officeooo:rsid="00798daa" officeooo:paragraph-rsid="00798daa" style:font-weight-asian="normal" style:font-weight-complex="normal"/>
    </style:style>
    <style:style style:name="P93" style:family="paragraph" style:parent-style-name="Standard">
      <style:text-properties fo:font-weight="normal" officeooo:rsid="0079f1b2" officeooo:paragraph-rsid="0079f1b2" style:font-weight-asian="normal" style:font-weight-complex="normal"/>
    </style:style>
    <style:style style:name="P94" style:family="paragraph" style:parent-style-name="Standard">
      <style:text-properties fo:font-weight="normal" officeooo:rsid="007b3f99" officeooo:paragraph-rsid="007b3f99" style:font-weight-asian="normal" style:font-weight-complex="normal"/>
    </style:style>
    <style:style style:name="P95" style:family="paragraph" style:parent-style-name="Standard">
      <style:text-properties fo:font-weight="normal" officeooo:rsid="007dcc11" officeooo:paragraph-rsid="007dcc11" style:font-weight-asian="normal" style:font-weight-complex="normal"/>
    </style:style>
    <style:style style:name="P96" style:family="paragraph" style:parent-style-name="Standard">
      <style:text-properties fo:font-weight="normal" officeooo:rsid="007fbaf9" officeooo:paragraph-rsid="007fbaf9" style:font-weight-asian="normal" style:font-weight-complex="normal"/>
    </style:style>
    <style:style style:name="P97" style:family="paragraph" style:parent-style-name="Standard">
      <style:text-properties fo:font-weight="normal" officeooo:rsid="0082083c" officeooo:paragraph-rsid="0082083c" style:font-weight-asian="normal" style:font-weight-complex="normal"/>
    </style:style>
    <style:style style:name="P98" style:family="paragraph" style:parent-style-name="Standard">
      <style:text-properties fo:font-weight="normal" officeooo:rsid="0083d5fb" officeooo:paragraph-rsid="0083d5fb" style:font-weight-asian="normal" style:font-weight-complex="normal"/>
    </style:style>
    <style:style style:name="P99" style:family="paragraph" style:parent-style-name="Standard">
      <style:text-properties fo:font-weight="normal" officeooo:rsid="00843be1" officeooo:paragraph-rsid="00843be1" style:font-weight-asian="normal" style:font-weight-complex="normal"/>
    </style:style>
    <style:style style:name="P100" style:family="paragraph" style:parent-style-name="Standard">
      <style:text-properties fo:font-weight="normal" officeooo:rsid="0084f5c3" officeooo:paragraph-rsid="0084f5c3" style:font-weight-asian="normal" style:font-weight-complex="normal"/>
    </style:style>
    <style:style style:name="P101" style:family="paragraph" style:parent-style-name="Standard">
      <style:text-properties fo:font-weight="normal" officeooo:rsid="008636c9" officeooo:paragraph-rsid="008636c9" style:font-weight-asian="normal" style:font-weight-complex="normal"/>
    </style:style>
    <style:style style:name="P102" style:family="paragraph" style:parent-style-name="Standard">
      <style:text-properties fo:font-weight="normal" officeooo:rsid="0089232e" officeooo:paragraph-rsid="0089232e" style:font-weight-asian="normal" style:font-weight-complex="normal"/>
    </style:style>
    <style:style style:name="P103" style:family="paragraph" style:parent-style-name="Standard">
      <style:text-properties fo:font-weight="normal" officeooo:rsid="008b2607" officeooo:paragraph-rsid="008b2607" style:font-weight-asian="normal" style:font-weight-complex="normal"/>
    </style:style>
    <style:style style:name="P104" style:family="paragraph" style:parent-style-name="Standard">
      <style:text-properties fo:font-weight="normal" officeooo:rsid="008b7a69" officeooo:paragraph-rsid="008b7a69" style:font-weight-asian="normal" style:font-weight-complex="normal"/>
    </style:style>
    <style:style style:name="P105" style:family="paragraph" style:parent-style-name="Standard">
      <style:text-properties fo:font-weight="normal" officeooo:rsid="008ea5f2" officeooo:paragraph-rsid="008ea5f2" style:font-weight-asian="normal" style:font-weight-complex="normal"/>
    </style:style>
    <style:style style:name="P106" style:family="paragraph" style:parent-style-name="Standard">
      <style:text-properties fo:font-weight="normal" officeooo:rsid="00908340" officeooo:paragraph-rsid="00908340" style:font-weight-asian="normal" style:font-weight-complex="normal"/>
    </style:style>
    <style:style style:name="P107" style:family="paragraph" style:parent-style-name="Standard">
      <style:text-properties fo:font-weight="normal" officeooo:rsid="00934b05" officeooo:paragraph-rsid="00934b05" style:font-weight-asian="normal" style:font-weight-complex="normal"/>
    </style:style>
    <style:style style:name="P108" style:family="paragraph" style:parent-style-name="Standard">
      <style:text-properties fo:font-weight="normal" officeooo:rsid="00936da9" officeooo:paragraph-rsid="00936da9" style:font-weight-asian="normal" style:font-weight-complex="normal"/>
    </style:style>
    <style:style style:name="P109" style:family="paragraph" style:parent-style-name="Standard">
      <style:text-properties fo:font-weight="normal" officeooo:rsid="0093aa40" officeooo:paragraph-rsid="0093aa40" style:font-weight-asian="normal" style:font-weight-complex="normal"/>
    </style:style>
    <style:style style:name="P110" style:family="paragraph" style:parent-style-name="Standard">
      <style:text-properties fo:font-weight="normal" officeooo:rsid="0096be38" officeooo:paragraph-rsid="0096be38" style:font-weight-asian="normal" style:font-weight-complex="normal"/>
    </style:style>
    <style:style style:name="P111" style:family="paragraph" style:parent-style-name="Standard">
      <style:text-properties fo:font-weight="normal" officeooo:rsid="009804c9" officeooo:paragraph-rsid="009804c9" style:font-weight-asian="normal" style:font-weight-complex="normal"/>
    </style:style>
    <style:style style:name="P112" style:family="paragraph" style:parent-style-name="Standard">
      <style:text-properties fo:font-weight="normal" officeooo:rsid="0099c85c" officeooo:paragraph-rsid="0099c85c" style:font-weight-asian="normal" style:font-weight-complex="normal"/>
    </style:style>
    <style:style style:name="P113" style:family="paragraph" style:parent-style-name="Standard">
      <style:text-properties fo:font-weight="normal" officeooo:rsid="009bd34a" officeooo:paragraph-rsid="009bd34a" style:font-weight-asian="normal" style:font-weight-complex="normal"/>
    </style:style>
    <style:style style:name="P114" style:family="paragraph" style:parent-style-name="Standard">
      <style:text-properties fo:font-weight="normal" officeooo:rsid="009da836" officeooo:paragraph-rsid="009da836" style:font-weight-asian="normal" style:font-weight-complex="normal"/>
    </style:style>
    <style:style style:name="P115" style:family="paragraph" style:parent-style-name="Standard">
      <style:text-properties fo:font-weight="normal" officeooo:rsid="009f4caa" officeooo:paragraph-rsid="009f4caa" style:font-weight-asian="normal" style:font-weight-complex="normal"/>
    </style:style>
    <style:style style:name="P116" style:family="paragraph" style:parent-style-name="Standard">
      <style:text-properties fo:font-weight="normal" officeooo:rsid="00a0bf4c" officeooo:paragraph-rsid="00a0bf4c" style:font-weight-asian="normal" style:font-weight-complex="normal"/>
    </style:style>
    <style:style style:name="P117" style:family="paragraph" style:parent-style-name="Standard">
      <style:text-properties fo:font-weight="normal" officeooo:rsid="00a60f45" officeooo:paragraph-rsid="00a60f45" style:font-weight-asian="normal" style:font-weight-complex="normal"/>
    </style:style>
    <style:style style:name="P118" style:family="paragraph" style:parent-style-name="Standard">
      <style:text-properties fo:font-weight="normal" officeooo:rsid="00a6108e" officeooo:paragraph-rsid="00a6108e" style:font-weight-asian="normal" style:font-weight-complex="normal"/>
    </style:style>
    <style:style style:name="P119" style:family="paragraph" style:parent-style-name="Standard">
      <style:text-properties fo:font-weight="normal" officeooo:rsid="00aa3f49" officeooo:paragraph-rsid="00aa3f49" style:font-weight-asian="normal" style:font-weight-complex="normal"/>
    </style:style>
    <style:style style:name="P120" style:family="paragraph" style:parent-style-name="Standard">
      <style:text-properties fo:font-weight="normal" officeooo:rsid="00aa3f49" officeooo:paragraph-rsid="00abe763" style:font-weight-asian="normal" style:font-weight-complex="normal"/>
    </style:style>
    <style:style style:name="P121" style:family="paragraph" style:parent-style-name="Standard">
      <style:text-properties fo:font-weight="normal" officeooo:rsid="00b092d7" officeooo:paragraph-rsid="00b092d7" style:font-weight-asian="normal" style:font-weight-complex="normal"/>
    </style:style>
    <style:style style:name="P122" style:family="paragraph" style:parent-style-name="Standard">
      <style:text-properties fo:font-weight="normal" officeooo:rsid="00b36b12" officeooo:paragraph-rsid="00b36b12" style:font-weight-asian="normal" style:font-weight-complex="normal"/>
    </style:style>
    <style:style style:name="P123" style:family="paragraph" style:parent-style-name="Standard">
      <style:text-properties fo:font-weight="normal" officeooo:rsid="00bc5257" officeooo:paragraph-rsid="00bc5257" style:font-weight-asian="normal" style:font-weight-complex="normal"/>
    </style:style>
    <style:style style:name="P124" style:family="paragraph" style:parent-style-name="Standard">
      <style:text-properties fo:font-weight="normal" officeooo:rsid="00be21ba" officeooo:paragraph-rsid="00be21ba" style:font-weight-asian="normal" style:font-weight-complex="normal"/>
    </style:style>
    <style:style style:name="P125" style:family="paragraph" style:parent-style-name="Standard">
      <style:text-properties fo:font-weight="normal" officeooo:rsid="00bfa295" officeooo:paragraph-rsid="00bfa295" style:font-weight-asian="normal" style:font-weight-complex="normal"/>
    </style:style>
    <style:style style:name="P126" style:family="paragraph" style:parent-style-name="Standard">
      <style:text-properties fo:font-weight="normal" officeooo:rsid="00c0b6b8" officeooo:paragraph-rsid="00c0b6b8" style:font-weight-asian="normal" style:font-weight-complex="normal"/>
    </style:style>
    <style:style style:name="P127" style:family="paragraph" style:parent-style-name="Standard">
      <style:text-properties fo:font-weight="normal" officeooo:rsid="00c28bd1" officeooo:paragraph-rsid="00c28bd1" style:font-weight-asian="normal" style:font-weight-complex="normal"/>
    </style:style>
    <style:style style:name="P128" style:family="paragraph" style:parent-style-name="Standard">
      <style:text-properties fo:font-weight="normal" officeooo:rsid="00c2d4fa" officeooo:paragraph-rsid="00c2d4fa" style:font-weight-asian="normal" style:font-weight-complex="normal"/>
    </style:style>
    <style:style style:name="P129" style:family="paragraph" style:parent-style-name="Standard">
      <style:text-properties fo:font-weight="normal" officeooo:rsid="00c798c1" officeooo:paragraph-rsid="00c798c1" style:font-weight-asian="normal" style:font-weight-complex="normal"/>
    </style:style>
    <style:style style:name="P130" style:family="paragraph" style:parent-style-name="Standard">
      <style:text-properties fo:font-weight="normal" officeooo:rsid="00de1323" officeooo:paragraph-rsid="00de1323" style:font-weight-asian="normal" style:font-weight-complex="normal"/>
    </style:style>
    <style:style style:name="P131" style:family="paragraph" style:parent-style-name="Standard">
      <style:text-properties fo:font-weight="normal" officeooo:paragraph-rsid="008ea5f2"/>
    </style:style>
    <style:style style:name="P132" style:family="paragraph" style:parent-style-name="Standard">
      <style:text-properties officeooo:paragraph-rsid="002c1bd7"/>
    </style:style>
    <style:style style:name="P133" style:family="paragraph" style:parent-style-name="Standard">
      <style:text-properties officeooo:paragraph-rsid="0057d05f"/>
    </style:style>
    <style:style style:name="P134" style:family="paragraph" style:parent-style-name="Standard">
      <style:text-properties officeooo:rsid="0057d05f" officeooo:paragraph-rsid="0057d05f"/>
    </style:style>
    <style:style style:name="P135" style:family="paragraph" style:parent-style-name="Standard">
      <style:text-properties officeooo:rsid="00596c0e" officeooo:paragraph-rsid="00596c0e"/>
    </style:style>
    <style:style style:name="P13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7" style:family="paragraph" style:parent-style-name="Standard">
      <style:text-properties style:text-underline-style="solid" style:text-underline-width="auto" style:text-underline-color="font-color" fo:font-weight="normal" officeooo:rsid="0072062d" officeooo:paragraph-rsid="0072062d" style:font-weight-asian="normal" style:font-weight-complex="normal"/>
    </style:style>
    <style:style style:name="P138" style:family="paragraph" style:parent-style-name="Standard">
      <style:text-properties style:text-underline-style="solid" style:text-underline-width="auto" style:text-underline-color="font-color" fo:font-weight="normal" officeooo:rsid="00733727" officeooo:paragraph-rsid="00733727" style:font-weight-asian="normal" style:font-weight-complex="normal"/>
    </style:style>
    <style:style style:name="P139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4f479" style:font-weight-asian="normal" style:font-weight-complex="normal"/>
    </style:style>
    <style:style style:name="P140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58721" style:font-weight-asian="normal" style:font-weight-complex="normal"/>
    </style:style>
    <style:style style:name="P141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98daa" style:font-weight-asian="normal" style:font-weight-complex="normal"/>
    </style:style>
    <style:style style:name="P142" style:family="paragraph" style:parent-style-name="Standard">
      <style:text-properties style:text-underline-style="solid" style:text-underline-width="auto" style:text-underline-color="font-color" fo:font-weight="normal" officeooo:rsid="00758721" officeooo:paragraph-rsid="00758721" style:font-weight-asian="normal" style:font-weight-complex="normal"/>
    </style:style>
    <style:style style:name="P143" style:family="paragraph" style:parent-style-name="Standard">
      <style:text-properties style:text-underline-style="solid" style:text-underline-width="auto" style:text-underline-color="font-color" fo:font-weight="normal" officeooo:rsid="009804c9" officeooo:paragraph-rsid="009804c9" style:font-weight-asian="normal" style:font-weight-complex="normal"/>
    </style:style>
    <style:style style:name="P144" style:family="paragraph" style:parent-style-name="Standard">
      <style:text-properties style:text-underline-style="solid" style:text-underline-width="auto" style:text-underline-color="font-color" fo:font-weight="normal" officeooo:rsid="00b6d9b0" officeooo:paragraph-rsid="00b6d9b0" style:font-weight-asian="normal" style:font-weight-complex="normal"/>
    </style:style>
    <style:style style:name="P145" style:family="paragraph" style:parent-style-name="Standard">
      <style:text-properties style:text-underline-style="solid" style:text-underline-width="auto" style:text-underline-color="font-color" fo:font-weight="normal" officeooo:rsid="00c388bd" officeooo:paragraph-rsid="00c6891d" style:font-weight-asian="normal" style:font-weight-complex="normal"/>
    </style:style>
    <style:style style:name="P146" style:family="paragraph" style:parent-style-name="Standard">
      <style:text-properties style:text-underline-style="solid" style:text-underline-width="auto" style:text-underline-color="font-color" fo:font-weight="normal" officeooo:rsid="00c4ba25" officeooo:paragraph-rsid="00c4ba25" style:font-weight-asian="normal" style:font-weight-complex="normal"/>
    </style:style>
    <style:style style:name="P147" style:family="paragraph" style:parent-style-name="Standard">
      <style:text-properties style:text-underline-style="solid" style:text-underline-width="auto" style:text-underline-color="font-color" fo:font-weight="normal" officeooo:rsid="00d05ff8" officeooo:paragraph-rsid="00d05ff8" style:font-weight-asian="normal" style:font-weight-complex="normal"/>
    </style:style>
    <style:style style:name="P148" style:family="paragraph" style:parent-style-name="Standard">
      <style:text-properties style:text-underline-style="solid" style:text-underline-width="auto" style:text-underline-color="font-color" fo:font-weight="normal" officeooo:rsid="00d0cbdc" officeooo:paragraph-rsid="00d0cbdc" style:font-weight-asian="normal" style:font-weight-complex="normal"/>
    </style:style>
    <style:style style:name="P149" style:family="paragraph" style:parent-style-name="Standard">
      <style:text-properties style:text-underline-style="solid" style:text-underline-width="auto" style:text-underline-color="font-color" fo:font-weight="normal" officeooo:rsid="00d38f03" officeooo:paragraph-rsid="00d38f03" style:font-weight-asian="normal" style:font-weight-complex="normal"/>
    </style:style>
    <style:style style:name="P150" style:family="paragraph" style:parent-style-name="Standard">
      <style:text-properties style:text-underline-style="solid" style:text-underline-width="auto" style:text-underline-color="font-color" fo:font-weight="normal" officeooo:rsid="00d4d9a1" officeooo:paragraph-rsid="00d4d9a1" style:font-weight-asian="normal" style:font-weight-complex="normal"/>
    </style:style>
    <style:style style:name="P151" style:family="paragraph" style:parent-style-name="Standard">
      <style:text-properties style:text-underline-style="solid" style:text-underline-width="auto" style:text-underline-color="font-color" fo:font-weight="bold" officeooo:rsid="00cdf10f" officeooo:paragraph-rsid="00cdf10f" style:font-weight-asian="bold" style:font-weight-complex="bold"/>
    </style:style>
    <style:style style:name="P152" style:family="paragraph" style:parent-style-name="Standard">
      <style:text-properties style:text-underline-style="none" fo:font-weight="normal" officeooo:rsid="0078f864" officeooo:paragraph-rsid="0078f864" style:font-weight-asian="normal" style:font-weight-complex="normal"/>
    </style:style>
    <style:style style:name="P153" style:family="paragraph" style:parent-style-name="Standard">
      <style:text-properties style:text-underline-style="none" fo:font-weight="normal" officeooo:rsid="00798daa" officeooo:paragraph-rsid="00798daa" style:font-weight-asian="normal" style:font-weight-complex="normal"/>
    </style:style>
    <style:style style:name="P154" style:family="paragraph" style:parent-style-name="Standard">
      <style:text-properties style:text-underline-style="none" fo:font-weight="normal" officeooo:rsid="00758721" officeooo:paragraph-rsid="00758721" style:font-weight-asian="normal" style:font-weight-complex="normal"/>
    </style:style>
    <style:style style:name="P155" style:family="paragraph" style:parent-style-name="Standard">
      <style:text-properties style:text-underline-style="none" fo:font-weight="normal" officeooo:rsid="0074f479" officeooo:paragraph-rsid="00758721" style:font-weight-asian="normal" style:font-weight-complex="normal"/>
    </style:style>
    <style:style style:name="P156" style:family="paragraph" style:parent-style-name="Standard">
      <style:text-properties style:text-underline-style="none" fo:font-weight="normal" officeooo:rsid="0076e267" officeooo:paragraph-rsid="0076e267" style:font-weight-asian="normal" style:font-weight-complex="normal"/>
    </style:style>
    <style:style style:name="P157" style:family="paragraph" style:parent-style-name="Standard">
      <style:text-properties style:text-underline-style="none" fo:font-weight="normal" officeooo:rsid="00dbedd7" officeooo:paragraph-rsid="00dbedd7" style:font-weight-asian="normal" style:font-weight-complex="normal"/>
    </style:style>
    <style:style style:name="P158" style:family="paragraph" style:parent-style-name="Standard">
      <style:text-properties style:text-underline-style="none" fo:font-weight="normal" officeooo:rsid="00c388bd" officeooo:paragraph-rsid="00c28bd1" style:font-weight-asian="normal" style:font-weight-complex="normal"/>
    </style:style>
    <style:style style:name="P159" style:family="paragraph" style:parent-style-name="Standard">
      <style:text-properties fo:font-style="normal" style:text-underline-style="solid" style:text-underline-width="auto" style:text-underline-color="font-color" fo:font-weight="normal" officeooo:rsid="007fbaf9" officeooo:paragraph-rsid="007fbaf9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font-style="normal" style:text-underline-style="solid" style:text-underline-width="auto" style:text-underline-color="font-color" fo:font-weight="normal" officeooo:rsid="00e3a8fc" officeooo:paragraph-rsid="00e3a8fc" style:font-style-asian="normal" style:font-weight-asian="normal" style:font-style-complex="normal" style:font-weight-complex="normal"/>
    </style:style>
    <style:style style:name="P161" style:family="paragraph" style:parent-style-name="Standard">
      <style:text-properties fo:font-style="normal" style:text-underline-style="solid" style:text-underline-width="auto" style:text-underline-color="font-color" fo:font-weight="normal" officeooo:rsid="00e9df5e" officeooo:paragraph-rsid="00e9df5e" style:font-style-asian="normal" style:font-weight-asian="normal" style:font-style-complex="normal" style:font-weight-complex="normal"/>
    </style:style>
    <style:style style:name="P162" style:family="paragraph" style:parent-style-name="Standard">
      <style:text-properties fo:font-style="normal" style:text-underline-style="none" fo:font-weight="normal" officeooo:rsid="00c4ba25" officeooo:paragraph-rsid="00c4ba25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font-style="normal" style:text-underline-style="none" fo:font-weight="normal" officeooo:rsid="00c92349" officeooo:paragraph-rsid="00c92349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font-style="normal" style:text-underline-style="none" fo:font-weight="normal" officeooo:rsid="00ca5931" officeooo:paragraph-rsid="00c92349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fo:font-style="normal" style:text-underline-style="none" fo:font-weight="normal" officeooo:rsid="00ca5931" officeooo:paragraph-rsid="00ca5931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fo:font-style="normal" style:text-underline-style="none" fo:font-weight="normal" officeooo:rsid="00cc9fa5" officeooo:paragraph-rsid="00cc9fa5" style:font-style-asian="normal" style:font-weight-asian="normal" style:font-style-complex="normal" style:font-weight-complex="normal"/>
    </style:style>
    <style:style style:name="P167" style:family="paragraph" style:parent-style-name="Standard">
      <style:text-properties fo:font-style="normal" style:text-underline-style="none" fo:font-weight="normal" officeooo:rsid="00cc9fa5" officeooo:paragraph-rsid="00e04d10" style:font-style-asian="normal" style:font-weight-asian="normal" style:font-style-complex="normal" style:font-weight-complex="normal"/>
    </style:style>
    <style:style style:name="P168" style:family="paragraph" style:parent-style-name="Standard">
      <style:text-properties fo:font-style="normal" style:text-underline-style="none" fo:font-weight="normal" officeooo:rsid="00cc9fa5" officeooo:paragraph-rsid="00f37f49" style:font-style-asian="normal" style:font-weight-asian="normal" style:font-style-complex="normal" style:font-weight-complex="normal"/>
    </style:style>
    <style:style style:name="P169" style:family="paragraph" style:parent-style-name="Standard">
      <style:text-properties fo:font-style="normal" style:text-underline-style="none" fo:font-weight="normal" officeooo:rsid="00cdf10f" officeooo:paragraph-rsid="00cdf10f" style:font-style-asian="normal" style:font-weight-asian="normal" style:font-style-complex="normal" style:font-weight-complex="normal"/>
    </style:style>
    <style:style style:name="P170" style:family="paragraph" style:parent-style-name="Standard">
      <style:text-properties fo:font-style="normal" style:text-underline-style="none" fo:font-weight="normal" officeooo:rsid="00d05ff8" officeooo:paragraph-rsid="00d05ff8" style:font-style-asian="normal" style:font-weight-asian="normal" style:font-style-complex="normal" style:font-weight-complex="normal"/>
    </style:style>
    <style:style style:name="P171" style:family="paragraph" style:parent-style-name="Standard">
      <style:text-properties fo:font-style="normal" style:text-underline-style="none" fo:font-weight="normal" officeooo:rsid="00d0cbdc" officeooo:paragraph-rsid="00d0cbdc" style:font-style-asian="normal" style:font-weight-asian="normal" style:font-style-complex="normal" style:font-weight-complex="normal"/>
    </style:style>
    <style:style style:name="P172" style:family="paragraph" style:parent-style-name="Standard">
      <style:text-properties fo:font-style="normal" style:text-underline-style="none" fo:font-weight="normal" officeooo:rsid="00d38f03" officeooo:paragraph-rsid="00d38f03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font-style="normal" style:text-underline-style="none" fo:font-weight="normal" officeooo:rsid="00d4d9a1" officeooo:paragraph-rsid="00d38f03" style:font-style-asian="normal" style:font-weight-asian="normal" style:font-style-complex="normal" style:font-weight-complex="normal"/>
    </style:style>
    <style:style style:name="P174" style:family="paragraph" style:parent-style-name="Standard">
      <style:text-properties fo:font-style="normal" style:text-underline-style="none" fo:font-weight="normal" officeooo:rsid="00d4d9a1" officeooo:paragraph-rsid="00d4d9a1" style:font-style-asian="normal" style:font-weight-asian="normal" style:font-style-complex="normal" style:font-weight-complex="normal"/>
    </style:style>
    <style:style style:name="P175" style:family="paragraph" style:parent-style-name="Standard">
      <style:text-properties fo:font-style="normal" style:text-underline-style="none" fo:font-weight="normal" officeooo:rsid="00d66505" officeooo:paragraph-rsid="00d66505" style:font-style-asian="normal" style:font-weight-asian="normal" style:font-style-complex="normal" style:font-weight-complex="normal"/>
    </style:style>
    <style:style style:name="P176" style:family="paragraph" style:parent-style-name="Standard">
      <style:text-properties fo:font-style="normal" style:text-underline-style="none" fo:font-weight="normal" officeooo:rsid="00dbedd7" officeooo:paragraph-rsid="00dbedd7" style:font-style-asian="normal" style:font-weight-asian="normal" style:font-style-complex="normal" style:font-weight-complex="normal"/>
    </style:style>
    <style:style style:name="P177" style:family="paragraph" style:parent-style-name="Standard">
      <style:text-properties fo:font-style="normal" style:text-underline-style="none" fo:font-weight="normal" officeooo:rsid="00dc8075" officeooo:paragraph-rsid="00dc8075" style:font-style-asian="normal" style:font-weight-asian="normal" style:font-style-complex="normal" style:font-weight-complex="normal"/>
    </style:style>
    <style:style style:name="P178" style:family="paragraph" style:parent-style-name="Standard">
      <style:text-properties fo:font-style="normal" style:text-underline-style="none" fo:font-weight="normal" officeooo:rsid="00de1323" officeooo:paragraph-rsid="00de1323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fo:font-style="normal" style:text-underline-style="none" fo:font-weight="normal" officeooo:rsid="00e32ee6" officeooo:paragraph-rsid="00e32ee6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fo:font-style="normal" style:text-underline-style="none" fo:font-weight="normal" officeooo:rsid="00e35189" officeooo:paragraph-rsid="00e35189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fo:font-style="normal" style:text-underline-style="none" fo:font-weight="normal" officeooo:rsid="00e3a8fc" officeooo:paragraph-rsid="00e3a8fc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fo:font-style="normal" style:text-underline-style="none" fo:font-weight="normal" officeooo:rsid="00e5a655" officeooo:paragraph-rsid="00e5a655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fo:font-style="normal" style:text-underline-style="none" fo:font-weight="normal" officeooo:rsid="00e5d838" officeooo:paragraph-rsid="00e5d838" style:font-style-asian="normal" style:font-weight-asian="normal" style:font-style-complex="normal" style:font-weight-complex="normal"/>
    </style:style>
    <style:style style:name="P184" style:family="paragraph" style:parent-style-name="Standard">
      <style:text-properties fo:font-style="normal" style:text-underline-style="none" fo:font-weight="normal" officeooo:rsid="00e5d838" officeooo:paragraph-rsid="00e7b509" style:font-style-asian="normal" style:font-weight-asian="normal" style:font-style-complex="normal" style:font-weight-complex="normal"/>
    </style:style>
    <style:style style:name="P185" style:family="paragraph" style:parent-style-name="Standard">
      <style:text-properties fo:font-style="normal" style:text-underline-style="none" fo:font-weight="normal" officeooo:rsid="00e7b509" officeooo:paragraph-rsid="00e7b509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fo:font-style="normal" style:text-underline-style="none" fo:font-weight="normal" officeooo:rsid="00eba6c8" officeooo:paragraph-rsid="00eba6c8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style:text-underline-style="none" fo:font-weight="normal" officeooo:rsid="00eee01c" officeooo:paragraph-rsid="00eee01c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style:text-underline-style="none" fo:font-weight="normal" officeooo:rsid="00efc005" officeooo:paragraph-rsid="00efc005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style:text-underline-style="none" fo:font-weight="normal" officeooo:rsid="00f198d1" officeooo:paragraph-rsid="00f198d1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fo:font-style="normal" style:text-underline-style="none" fo:font-weight="normal" officeooo:rsid="00f21696" officeooo:paragraph-rsid="00f21696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style:text-underline-style="none" fo:font-weight="normal" officeooo:rsid="00f26829" officeooo:paragraph-rsid="00f26829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style:text-underline-style="none" fo:font-weight="normal" officeooo:rsid="00f26829" officeooo:paragraph-rsid="00fa69d0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style:text-underline-style="none" fo:font-weight="normal" officeooo:rsid="00f26829" officeooo:paragraph-rsid="010226bd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style:text-underline-style="none" fo:font-weight="normal" officeooo:rsid="00f459bb" officeooo:paragraph-rsid="00f459bb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style:text-underline-style="none" fo:font-weight="normal" officeooo:rsid="00f4e863" officeooo:paragraph-rsid="00f4e863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style:text-underline-style="none" fo:font-weight="normal" officeooo:rsid="00f99b29" officeooo:paragraph-rsid="00f99b29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style:text-underline-style="none" fo:font-weight="normal" officeooo:rsid="00fb164c" officeooo:paragraph-rsid="00fb164c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style:text-underline-style="none" fo:font-weight="normal" officeooo:rsid="00fcf140" officeooo:paragraph-rsid="00f26829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style:text-underline-style="none" fo:font-weight="normal" officeooo:rsid="00fcf140" officeooo:paragraph-rsid="00fcf140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style:text-underline-style="none" fo:font-weight="bold" officeooo:rsid="00cf6ae5" officeooo:paragraph-rsid="00cf6ae5" style:font-style-asian="normal" style:font-weight-asian="bold" style:font-style-complex="normal" style:font-weight-complex="bold"/>
    </style:style>
    <style:style style:name="P201" style:family="paragraph" style:parent-style-name="Standard">
      <style:text-properties fo:font-style="normal" style:text-underline-style="none" fo:font-weight="bold" officeooo:rsid="00dbedd7" officeooo:paragraph-rsid="00dbedd7" style:font-style-asian="normal" style:font-weight-asian="bold" style:font-style-complex="normal" style:font-weight-complex="bold"/>
    </style:style>
    <style:style style:name="P202" style:family="paragraph" style:parent-style-name="Standard">
      <style:text-properties fo:font-style="normal" style:text-underline-style="none" fo:font-weight="bold" officeooo:rsid="00eba6c8" officeooo:paragraph-rsid="00eba6c8" style:font-style-asian="normal" style:font-weight-asian="bold" style:font-style-complex="normal" style:font-weight-complex="bold"/>
    </style:style>
    <style:style style:name="P203" style:family="paragraph" style:parent-style-name="Standard">
      <style:text-properties fo:font-style="normal" style:text-underline-style="none" fo:font-weight="bold" officeooo:rsid="00eee01c" officeooo:paragraph-rsid="00eee01c" style:font-style-asian="normal" style:font-weight-asian="bold" style:font-style-complex="normal" style:font-weight-complex="bold"/>
    </style:style>
    <style:style style:name="P204" style:family="paragraph" style:parent-style-name="Standard">
      <style:text-properties fo:font-style="normal" style:text-underline-style="none" fo:font-weight="bold" officeooo:rsid="00f21696" officeooo:paragraph-rsid="00f21696" style:font-style-asian="normal" style:font-weight-asian="bold" style:font-style-complex="normal" style:font-weight-complex="bold"/>
    </style:style>
    <style:style style:name="P205" style:family="paragraph" style:parent-style-name="Standard">
      <style:text-properties fo:font-style="normal" style:text-underline-style="none" fo:font-weight="bold" officeooo:rsid="00fa69d0" officeooo:paragraph-rsid="00fa69d0" style:font-style-asian="normal" style:font-weight-asian="bold" style:font-style-complex="normal" style:font-weight-complex="bold"/>
    </style:style>
    <style:style style:name="P206" style:family="paragraph" style:parent-style-name="Standard">
      <style:text-properties fo:font-style="normal" style:text-underline-style="none" fo:font-weight="bold" officeooo:rsid="00ff85f9" officeooo:paragraph-rsid="00ff85f9" style:font-style-asian="normal" style:font-weight-asian="bold" style:font-style-complex="normal" style:font-weight-complex="bold"/>
    </style:style>
    <style:style style:name="P207" style:family="paragraph" style:parent-style-name="Standard">
      <style:text-properties fo:font-size="10pt" fo:font-weight="normal" officeooo:rsid="008ab82f" officeooo:paragraph-rsid="008ab82f" style:font-size-asian="10pt" style:font-weight-asian="normal" style:font-size-complex="10pt" style:font-weight-complex="normal"/>
    </style:style>
    <style:style style:name="P208" style:family="paragraph" style:parent-style-name="Standard">
      <style:text-properties fo:font-size="10pt" fo:font-weight="normal" officeooo:rsid="00908340" officeooo:paragraph-rsid="00908340" style:font-size-asian="10pt" style:font-weight-asian="normal" style:font-size-complex="10pt" style:font-weight-complex="normal"/>
    </style:style>
    <style:style style:name="P209" style:family="paragraph" style:parent-style-name="Standard">
      <style:text-properties fo:font-size="10pt" fo:font-style="normal" style:text-underline-style="none" fo:font-weight="normal" officeooo:rsid="00f198d1" officeooo:paragraph-rsid="00f198d1" style:font-size-asian="10pt" style:font-style-asian="normal" style:font-weight-asian="normal" style:font-size-complex="10pt" style:font-style-complex="normal" style:font-weight-complex="normal"/>
    </style:style>
    <style:style style:name="P210" style:family="paragraph" style:parent-style-name="Standard">
      <style:text-properties fo:font-size="10pt" fo:font-style="normal" style:text-underline-style="none" fo:font-weight="normal" officeooo:rsid="00f26829" officeooo:paragraph-rsid="00f26829" style:font-size-asian="10pt" style:font-style-asian="normal" style:font-weight-asian="normal" style:font-size-complex="10pt" style:font-style-complex="normal" style:font-weight-complex="normal"/>
    </style:style>
    <style:style style:name="P211" style:family="paragraph" style:parent-style-name="Standard">
      <style:text-properties fo:font-size="10pt" fo:font-style="normal" style:text-underline-style="none" fo:font-weight="normal" officeooo:rsid="00fcf140" officeooo:paragraph-rsid="00fcf140" style:font-size-asian="10pt" style:font-style-asian="normal" style:font-weight-asian="normal" style:font-size-complex="10pt" style:font-style-complex="normal" style:font-weight-complex="normal"/>
    </style:style>
    <style:style style:name="P212" style:family="paragraph" style:parent-style-name="Standard">
      <style:text-properties officeooo:paragraph-rsid="0089232e"/>
    </style:style>
    <style:style style:name="P213" style:family="paragraph" style:parent-style-name="Standard">
      <style:text-properties officeooo:paragraph-rsid="00c92349"/>
    </style:style>
    <style:style style:name="P21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2c1bd7" officeooo:paragraph-rsid="002931b3" style:font-weight-asian="normal" style:font-weight-complex="normal"/>
    </style:style>
    <style:style style:name="P21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2c1bd7" style:font-weight-asian="normal" style:font-weight-complex="normal"/>
    </style:style>
    <style:style style:name="P21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40092b" style:font-weight-asian="normal" style:font-weight-complex="normal"/>
    </style:style>
    <style:style style:name="P21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c36e4" style:font-weight-asian="normal" style:font-weight-complex="normal"/>
    </style:style>
    <style:style style:name="P21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e231a" style:font-weight-asian="normal" style:font-weight-complex="normal"/>
    </style:style>
    <style:style style:name="P21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1af88" style:font-weight-asian="normal" style:font-weight-complex="normal"/>
    </style:style>
    <style:style style:name="P22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3280d" style:font-weight-asian="normal" style:font-weight-complex="normal"/>
    </style:style>
    <style:style style:name="P22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6eb1c" style:font-weight-asian="normal" style:font-weight-complex="normal"/>
    </style:style>
    <style:style style:name="P22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bc433" style:font-weight-asian="normal" style:font-weight-complex="normal"/>
    </style:style>
    <style:style style:name="P22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6b6ade" style:font-weight-asian="normal" style:font-weight-complex="normal"/>
    </style:style>
    <style:style style:name="P22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7b3f99" officeooo:paragraph-rsid="0056eb1c" style:font-weight-asian="normal" style:font-weight-complex="normal"/>
    </style:style>
    <style:style style:name="P22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7b3f99" officeooo:paragraph-rsid="007b3f99" style:font-weight-asian="normal" style:font-weight-complex="normal"/>
    </style:style>
    <style:style style:name="P22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936da9" officeooo:paragraph-rsid="0089232e" style:font-weight-asian="normal" style:font-weight-complex="normal"/>
    </style:style>
    <style:style style:name="P22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936da9" officeooo:paragraph-rsid="00936da9" style:font-weight-asian="normal" style:font-weight-complex="normal"/>
    </style:style>
    <style:style style:name="P22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89232e" style:font-weight-asian="normal" style:font-weight-complex="normal"/>
    </style:style>
    <style:style style:name="P22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aa3f49" style:font-weight-asian="normal" style:font-weight-complex="normal"/>
    </style:style>
    <style:style style:name="P23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abe763" style:font-weight-asian="normal" style:font-weight-complex="normal"/>
    </style:style>
    <style:style style:name="P23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c4ba25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cc9fa5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e04d10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f37f49" style:font-style-asian="normal" style:font-weight-asian="normal" style:font-style-complex="normal" style:font-weight-complex="normal"/>
    </style:style>
    <style:style style:name="P235" style:family="paragraph" style:parent-style-name="Standard" style:list-style-name="L1">
      <style:text-properties officeooo:rsid="001cb996" officeooo:paragraph-rsid="001cb996"/>
    </style:style>
    <style:style style:name="P236" style:family="paragraph" style:parent-style-name="Standard" style:list-style-name="L1">
      <style:text-properties officeooo:rsid="001e2e5c" officeooo:paragraph-rsid="001e2e5c"/>
    </style:style>
    <style:style style:name="P237" style:family="paragraph" style:parent-style-name="Standard" style:list-style-name="L2">
      <style:text-properties officeooo:rsid="00206b6e" officeooo:paragraph-rsid="00206b6e"/>
    </style:style>
    <style:style style:name="P238" style:family="paragraph" style:parent-style-name="Standard" style:list-style-name="L2">
      <style:text-properties officeooo:rsid="0022cf39" officeooo:paragraph-rsid="0022cf39"/>
    </style:style>
    <style:style style:name="P239" style:family="paragraph" style:parent-style-name="Standard" style:list-style-name="L2">
      <style:text-properties officeooo:rsid="002389ff" officeooo:paragraph-rsid="002389ff"/>
    </style:style>
    <style:style style:name="P240" style:family="paragraph" style:parent-style-name="Standard" style:list-style-name="L3">
      <style:text-properties officeooo:rsid="0026652d" officeooo:paragraph-rsid="0026652d"/>
    </style:style>
    <style:style style:name="P241" style:family="paragraph" style:parent-style-name="Standard" style:list-style-name="L3">
      <style:text-properties officeooo:rsid="002931b3" officeooo:paragraph-rsid="002931b3"/>
    </style:style>
    <style:style style:name="P242" style:family="paragraph" style:parent-style-name="Standard" style:list-style-name="L4">
      <style:text-properties fo:font-weight="normal" officeooo:rsid="002fcc7a" officeooo:paragraph-rsid="002fcc7a" style:font-weight-asian="normal" style:font-weight-complex="normal"/>
    </style:style>
    <style:style style:name="P243" style:family="paragraph" style:parent-style-name="Standard" style:list-style-name="L4">
      <style:text-properties fo:font-weight="normal" officeooo:rsid="00335bb0" officeooo:paragraph-rsid="00335bb0" style:font-weight-asian="normal" style:font-weight-complex="normal"/>
    </style:style>
    <style:style style:name="P244" style:family="paragraph" style:parent-style-name="Standard" style:list-style-name="L4">
      <style:text-properties fo:font-weight="normal" officeooo:rsid="0034e0f9" officeooo:paragraph-rsid="0034e0f9" style:font-weight-asian="normal" style:font-weight-complex="normal"/>
    </style:style>
    <style:style style:name="P245" style:family="paragraph" style:parent-style-name="Standard" style:list-style-name="L4">
      <style:text-properties fo:font-weight="normal" officeooo:rsid="0035fef6" officeooo:paragraph-rsid="0039418e" style:font-weight-asian="normal" style:font-weight-complex="normal"/>
    </style:style>
    <style:style style:name="P246" style:family="paragraph" style:parent-style-name="Standard" style:list-style-name="L4">
      <style:text-properties fo:font-weight="normal" officeooo:rsid="0037e944" officeooo:paragraph-rsid="0037e944" style:font-weight-asian="normal" style:font-weight-complex="normal"/>
    </style:style>
    <style:style style:name="P247" style:family="paragraph" style:parent-style-name="Standard" style:list-style-name="L4">
      <style:text-properties officeooo:rsid="002fcc7a" officeooo:paragraph-rsid="00322a41"/>
    </style:style>
    <style:style style:name="P248" style:family="paragraph" style:parent-style-name="Standard" style:list-style-name="L4">
      <style:text-properties style:text-underline-style="solid" style:text-underline-width="auto" style:text-underline-color="font-color" fo:font-weight="bold" officeooo:rsid="00306eea" officeooo:paragraph-rsid="00322a41" style:font-weight-asian="bold" style:font-weight-complex="bold"/>
    </style:style>
    <style:style style:name="P249" style:family="paragraph" style:parent-style-name="Standard" style:list-style-name="L4">
      <style:text-properties style:text-underline-style="solid" style:text-underline-width="auto" style:text-underline-color="font-color" fo:font-weight="normal" officeooo:rsid="00306eea" officeooo:paragraph-rsid="0039418e" style:font-weight-asian="normal" style:font-weight-complex="normal"/>
    </style:style>
    <style:style style:name="P250" style:family="paragraph" style:parent-style-name="Standard" style:list-style-name="L6">
      <style:text-properties style:text-underline-style="solid" style:text-underline-width="auto" style:text-underline-color="font-color" fo:font-weight="normal" officeooo:rsid="00d1cd5e" officeooo:paragraph-rsid="00d1cd5e" style:font-weight-asian="normal" style:font-weight-complex="normal"/>
    </style:style>
    <style:style style:name="P251" style:family="paragraph" style:parent-style-name="Standard" style:list-style-name="L4">
      <style:text-properties officeooo:rsid="00335bb0" officeooo:paragraph-rsid="00335bb0"/>
    </style:style>
    <style:style style:name="P252" style:family="paragraph" style:parent-style-name="Standard" style:list-style-name="L4">
      <style:text-properties fo:font-weight="bold" officeooo:rsid="0035fef6" officeooo:paragraph-rsid="0039418e" style:font-weight-asian="bold" style:font-weight-complex="bold"/>
    </style:style>
    <style:style style:name="P253" style:family="paragraph" style:parent-style-name="Standard">
      <style:paragraph-properties fo:text-align="center" style:justify-single-word="false"/>
      <style:text-properties fo:font-size="16pt" fo:font-weight="bold" officeooo:rsid="0089232e" officeooo:paragraph-rsid="0089232e" style:font-size-asian="14pt" style:font-weight-asian="bold" style:font-size-complex="16pt" style:font-weight-complex="bold"/>
    </style:style>
    <style:style style:name="P254" style:family="paragraph" style:parent-style-name="Standard" style:list-style-name="L5">
      <style:text-properties officeooo:rsid="00ca5931" officeooo:paragraph-rsid="00ca5931"/>
    </style:style>
    <style:style style:name="P255" style:family="paragraph" style:parent-style-name="Standard" style:list-style-name="L5">
      <style:text-properties officeooo:rsid="00cb6df1" officeooo:paragraph-rsid="00cb6df1"/>
    </style:style>
    <style:style style:name="P256" style:family="paragraph" style:parent-style-name="Standard" style:list-style-name="L6">
      <style:text-properties fo:font-style="normal" style:text-underline-style="none" fo:font-weight="normal" officeooo:rsid="00d1cd5e" officeooo:paragraph-rsid="00d1cd5e" style:font-style-asian="normal" style:font-weight-asian="normal" style:font-style-complex="normal" style:font-weight-complex="normal"/>
    </style:style>
    <style:style style:name="P257" style:family="paragraph" style:parent-style-name="Standard" style:list-style-name="L6">
      <style:text-properties fo:font-style="normal" style:text-underline-style="none" fo:font-weight="normal" officeooo:rsid="00d38f03" officeooo:paragraph-rsid="00d38f03" style:font-style-asian="normal" style:font-weight-asian="normal" style:font-style-complex="normal" style:font-weight-complex="normal"/>
    </style:style>
    <style:style style:name="P258" style:family="paragraph" style:parent-style-name="Standard">
      <style:text-properties fo:font-style="normal" style:text-underline-style="none" fo:font-weight="normal" officeooo:rsid="0100344c" officeooo:paragraph-rsid="010226bd" style:font-style-asian="normal" style:font-weight-asian="normal" style:font-style-complex="normal" style:font-weight-complex="normal"/>
    </style:style>
    <style:style style:name="P259" style:family="paragraph" style:parent-style-name="Standard">
      <style:text-properties fo:font-style="normal" style:text-underline-style="none" fo:font-weight="normal" officeooo:rsid="00f26829" officeooo:paragraph-rsid="00f26829" style:font-style-asian="normal" style:font-weight-asian="normal" style:font-style-complex="normal" style:font-weight-complex="normal"/>
    </style:style>
    <style:style style:name="P260" style:family="paragraph" style:parent-style-name="Standard">
      <style:text-properties fo:font-style="normal" style:text-underline-style="none" fo:font-weight="normal" officeooo:rsid="01061a3d" officeooo:paragraph-rsid="01061a3d" style:font-style-asian="normal" style:font-weight-asian="normal" style:font-style-complex="normal" style:font-weight-complex="normal"/>
    </style:style>
    <style:style style:name="P261" style:family="paragraph" style:parent-style-name="Standard">
      <style:text-properties fo:font-style="normal" style:text-underline-style="none" fo:font-weight="normal" officeooo:rsid="01078283" officeooo:paragraph-rsid="01078283" style:font-style-asian="normal" style:font-weight-asian="normal" style:font-style-complex="normal" style:font-weight-complex="normal"/>
    </style:style>
    <style:style style:name="P262" style:family="paragraph" style:parent-style-name="Standard">
      <style:text-properties fo:font-style="normal" style:text-underline-style="none" fo:font-weight="normal" officeooo:rsid="01078283" officeooo:paragraph-rsid="01078283" fo:background-color="#fff200" style:font-style-asian="normal" style:font-weight-asian="normal" style:font-style-complex="normal" style:font-weight-complex="normal"/>
    </style:style>
    <style:style style:name="P263" style:family="paragraph" style:parent-style-name="Standard">
      <style:text-properties fo:font-size="10pt" fo:font-style="normal" style:text-underline-style="none" fo:font-weight="normal" officeooo:rsid="00f198d1" officeooo:paragraph-rsid="00f198d1" style:font-size-asian="10pt" style:font-style-asian="normal" style:font-weight-asian="normal" style:font-size-complex="10pt" style:font-style-complex="normal" style:font-weight-complex="normal"/>
    </style:style>
    <style:style style:name="P264" style:family="paragraph" style:parent-style-name="Standard">
      <style:text-properties fo:font-size="10pt" fo:font-style="normal" style:text-underline-style="none" fo:font-weight="normal" officeooo:rsid="00f26829" officeooo:paragraph-rsid="00f26829" style:font-size-asian="10pt" style:font-style-asian="normal" style:font-weight-asian="normal" style:font-size-complex="10pt" style:font-style-complex="normal" style:font-weight-complex="normal"/>
    </style:style>
    <style:style style:name="P265" style:family="paragraph" style:parent-style-name="Standard">
      <style:text-properties style:text-underline-style="none" fo:font-weight="normal" officeooo:rsid="0078f864" officeooo:paragraph-rsid="010491f3" style:font-weight-asian="normal" style:font-weight-complex="normal"/>
    </style:style>
    <style:style style:name="P266" style:family="paragraph" style:parent-style-name="Standard">
      <style:text-properties style:text-underline-style="none" fo:font-weight="normal" officeooo:rsid="0078f864" officeooo:paragraph-rsid="0078f86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bd9" style:font-weight-asian="normal" style:font-weight-complex="normal"/>
    </style:style>
    <style:style style:name="T3" style:family="text">
      <style:text-properties fo:font-weight="normal" officeooo:rsid="0019767c" style:font-weight-asian="normal" style:font-weight-complex="normal"/>
    </style:style>
    <style:style style:name="T4" style:family="text">
      <style:text-properties fo:font-weight="normal" officeooo:rsid="001af5e6" style:font-weight-asian="normal" style:font-weight-complex="normal"/>
    </style:style>
    <style:style style:name="T5" style:family="text">
      <style:text-properties fo:font-weight="normal" officeooo:rsid="00306eea" style:font-weight-asian="normal" style:font-weight-complex="normal"/>
    </style:style>
    <style:style style:name="T6" style:family="text">
      <style:text-properties fo:font-weight="normal" officeooo:rsid="00322a41" style:font-weight-asian="normal" style:font-weight-complex="normal"/>
    </style:style>
    <style:style style:name="T7" style:family="text">
      <style:text-properties fo:font-weight="normal" officeooo:rsid="0041cf0b" style:font-weight-asian="normal" style:font-weight-complex="normal"/>
    </style:style>
    <style:style style:name="T8" style:family="text">
      <style:text-properties fo:font-weight="normal" officeooo:rsid="00433296" style:font-weight-asian="normal" style:font-weight-complex="normal"/>
    </style:style>
    <style:style style:name="T9" style:family="text">
      <style:text-properties fo:font-weight="normal" officeooo:rsid="0057d05f" style:font-weight-asian="normal" style:font-weight-complex="normal"/>
    </style:style>
    <style:style style:name="T10" style:family="text">
      <style:text-properties fo:font-weight="normal" officeooo:rsid="00798daa" style:font-weight-asian="normal" style:font-weight-complex="normal"/>
    </style:style>
    <style:style style:name="T11" style:family="text">
      <style:text-properties fo:font-weight="normal" officeooo:rsid="0079f1b2" style:font-weight-asian="normal" style:font-weight-complex="normal"/>
    </style:style>
    <style:style style:name="T12" style:family="text">
      <style:text-properties fo:font-weight="normal" officeooo:rsid="00aea0bb" style:font-weight-asian="normal" style:font-weight-complex="normal"/>
    </style:style>
    <style:style style:name="T13" style:family="text">
      <style:text-properties fo:font-weight="normal" officeooo:rsid="00ed4c80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96c31" style:font-weight-asian="bold" style:font-weight-complex="bold"/>
    </style:style>
    <style:style style:name="T16" style:family="text">
      <style:text-properties fo:font-weight="bold" officeooo:rsid="00306eea" style:font-weight-asian="bold" style:font-weight-complex="bold"/>
    </style:style>
    <style:style style:name="T17" style:family="text">
      <style:text-properties fo:font-weight="bold" officeooo:rsid="0066e6e9" style:font-weight-asian="bold" style:font-weight-complex="bold"/>
    </style:style>
    <style:style style:name="T18" style:family="text">
      <style:text-properties fo:font-weight="bold" officeooo:rsid="00e78c60" style:font-weight-asian="bold" style:font-weight-complex="bold"/>
    </style:style>
    <style:style style:name="T19" style:family="text">
      <style:text-properties fo:font-weight="bold" officeooo:rsid="00f044b8" style:font-weight-asian="bold" style:font-weight-complex="bold"/>
    </style:style>
    <style:style style:name="T20" style:family="text">
      <style:text-properties fo:font-weight="bold" officeooo:rsid="01033c40" style:font-weight-asian="bold" style:font-weight-complex="bold"/>
    </style:style>
    <style:style style:name="T21" style:family="text">
      <style:text-properties fo:font-weight="bold" officeooo:rsid="010491f3" style:font-weight-asian="bold" style:font-weight-complex="bold"/>
    </style:style>
    <style:style style:name="T22" style:family="text">
      <style:text-properties fo:font-weight="bold" officeooo:rsid="010568c4" style:font-weight-asian="bold" style:font-weight-complex="bold"/>
    </style:style>
    <style:style style:name="T23" style:family="text">
      <style:text-properties officeooo:rsid="00163e15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officeooo:rsid="00306eea"/>
    </style:style>
    <style:style style:name="T27" style:family="text">
      <style:text-properties style:text-underline-style="solid" style:text-underline-width="auto" style:text-underline-color="font-color" officeooo:rsid="0039418e"/>
    </style:style>
    <style:style style:name="T28" style:family="text">
      <style:text-properties style:text-underline-style="solid" style:text-underline-width="auto" style:text-underline-color="font-color" officeooo:rsid="0066e6e9"/>
    </style:style>
    <style:style style:name="T29" style:family="text">
      <style:text-properties officeooo:rsid="0021f44e"/>
    </style:style>
    <style:style style:name="T30" style:family="text">
      <style:text-properties officeooo:rsid="0023b52e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2628bf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officeooo:rsid="0077be71"/>
    </style:style>
    <style:style style:name="T35" style:family="text">
      <style:text-properties style:text-underline-style="none" officeooo:rsid="00eba6c8"/>
    </style:style>
    <style:style style:name="T36" style:family="text">
      <style:text-properties officeooo:rsid="0027bf08"/>
    </style:style>
    <style:style style:name="T37" style:family="text">
      <style:text-properties officeooo:rsid="00296c31"/>
    </style:style>
    <style:style style:name="T38" style:family="text">
      <style:text-properties officeooo:rsid="003ec443"/>
    </style:style>
    <style:style style:name="T39" style:family="text">
      <style:text-properties officeooo:rsid="004c36e4"/>
    </style:style>
    <style:style style:name="T40" style:family="text">
      <style:text-properties officeooo:rsid="00502c66"/>
    </style:style>
    <style:style style:name="T41" style:family="text">
      <style:text-properties officeooo:rsid="00530b0c"/>
    </style:style>
    <style:style style:name="T42" style:family="text">
      <style:text-properties officeooo:rsid="00558acf"/>
    </style:style>
    <style:style style:name="T43" style:family="text">
      <style:text-properties officeooo:rsid="0055fef6"/>
    </style:style>
    <style:style style:name="T44" style:family="text">
      <style:text-properties officeooo:rsid="0057d05f"/>
    </style:style>
    <style:style style:name="T45" style:family="text">
      <style:text-properties officeooo:rsid="00596c0e"/>
    </style:style>
    <style:style style:name="T46" style:family="text">
      <style:text-properties officeooo:rsid="005b7df7"/>
    </style:style>
    <style:style style:name="T47" style:family="text">
      <style:text-properties officeooo:rsid="0060d5a6"/>
    </style:style>
    <style:style style:name="T48" style:family="text">
      <style:text-properties officeooo:rsid="0065b451"/>
    </style:style>
    <style:style style:name="T49" style:family="text">
      <style:text-properties officeooo:rsid="006f20d3"/>
    </style:style>
    <style:style style:name="T50" style:family="text">
      <style:text-properties officeooo:rsid="00717b06"/>
    </style:style>
    <style:style style:name="T51" style:family="text">
      <style:text-properties officeooo:rsid="0053280d"/>
    </style:style>
    <style:style style:name="T52" style:family="text">
      <style:text-properties officeooo:rsid="007fbaf9"/>
    </style:style>
    <style:style style:name="T53" style:family="text">
      <style:text-properties officeooo:rsid="0080348c"/>
    </style:style>
    <style:style style:name="T54" style:family="text">
      <style:text-properties fo:font-variant="normal" fo:text-transform="none" fo:color="#333333" fo:letter-spacing="normal" fo:font-style="normal"/>
    </style:style>
    <style:style style:name="T55" style:family="text">
      <style:text-properties officeooo:rsid="008ea5f2" style:font-weight-asian="normal" style:font-weight-complex="normal"/>
    </style:style>
    <style:style style:name="T56" style:family="text">
      <style:text-properties officeooo:rsid="00843be1"/>
    </style:style>
    <style:style style:name="T57" style:family="text">
      <style:text-properties officeooo:rsid="0089232e"/>
    </style:style>
    <style:style style:name="T58" style:family="text">
      <style:text-properties officeooo:rsid="00955805"/>
    </style:style>
    <style:style style:name="T59" style:family="text">
      <style:text-properties officeooo:rsid="009f4caa"/>
    </style:style>
    <style:style style:name="T60" style:family="text">
      <style:text-properties officeooo:rsid="00a0bf4c"/>
    </style:style>
    <style:style style:name="T61" style:family="text">
      <style:text-properties officeooo:rsid="00a386b3"/>
    </style:style>
    <style:style style:name="T62" style:family="text">
      <style:text-properties officeooo:rsid="00a6108e"/>
    </style:style>
    <style:style style:name="T63" style:family="text">
      <style:text-properties officeooo:rsid="00abaa08"/>
    </style:style>
    <style:style style:name="T64" style:family="text">
      <style:text-properties officeooo:rsid="00b00ae6"/>
    </style:style>
    <style:style style:name="T65" style:family="text">
      <style:text-properties officeooo:rsid="00b092d7"/>
    </style:style>
    <style:style style:name="T66" style:family="text">
      <style:text-properties officeooo:rsid="00b3a7d5"/>
    </style:style>
    <style:style style:name="T67" style:family="text">
      <style:text-properties officeooo:rsid="00b7de35"/>
    </style:style>
    <style:style style:name="T68" style:family="text">
      <style:text-properties officeooo:rsid="00bf7315"/>
    </style:style>
    <style:style style:name="T69" style:family="text">
      <style:text-properties officeooo:rsid="00c0b6b8"/>
    </style:style>
    <style:style style:name="T70" style:family="text">
      <style:text-properties fo:font-style="italic" style:text-underline-style="none" style:font-style-asian="italic" style:font-style-complex="italic"/>
    </style:style>
    <style:style style:name="T71" style:family="text">
      <style:text-properties fo:font-style="italic" style:text-underline-style="none" officeooo:rsid="00da6635" style:font-style-asian="italic" style:font-style-complex="italic"/>
    </style:style>
    <style:style style:name="T72" style:family="text">
      <style:text-properties fo:font-style="normal" style:text-underline-style="none" style:font-style-asian="normal" style:font-style-complex="normal"/>
    </style:style>
    <style:style style:name="T73" style:family="text">
      <style:text-properties fo:font-style="normal" style:text-underline-style="none" officeooo:rsid="00d0cbdc" style:font-style-asian="normal" style:font-style-complex="normal"/>
    </style:style>
    <style:style style:name="T74" style:family="text">
      <style:text-properties fo:font-style="normal" style:text-underline-style="none" officeooo:rsid="00d15672" style:font-style-asian="normal" style:font-style-complex="normal"/>
    </style:style>
    <style:style style:name="T75" style:family="text">
      <style:text-properties fo:font-style="normal" style:text-underline-style="none" officeooo:rsid="00d44938" style:font-style-asian="normal" style:font-style-complex="normal"/>
    </style:style>
    <style:style style:name="T76" style:family="text">
      <style:text-properties fo:font-style="normal" style:text-underline-style="none" officeooo:rsid="00d4d9a1" style:font-style-asian="normal" style:font-style-complex="normal"/>
    </style:style>
    <style:style style:name="T77" style:family="text">
      <style:text-properties fo:font-style="normal" style:text-underline-style="none" officeooo:rsid="00da6635" style:font-style-asian="normal" style:font-style-complex="normal"/>
    </style:style>
    <style:style style:name="T7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c92349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ca5931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cb6df1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3" style:family="text">
      <style:text-properties fo:font-style="normal" style:text-underline-style="none" fo:font-weight="bold" officeooo:rsid="00cb6df1" style:font-style-asian="normal" style:font-weight-asian="bold" style:font-style-complex="normal" style:font-weight-complex="bold"/>
    </style:style>
    <style:style style:name="T84" style:family="text">
      <style:text-properties fo:font-style="normal" style:text-underline-style="none" fo:font-weight="bold" officeooo:rsid="00d77ac0" style:font-style-asian="normal" style:font-weight-asian="bold" style:font-style-complex="normal" style:font-weight-complex="bold"/>
    </style:style>
    <style:style style:name="T85" style:family="text">
      <style:text-properties officeooo:rsid="00c6891d"/>
    </style:style>
    <style:style style:name="T86" style:family="text">
      <style:text-properties officeooo:rsid="00c798c1"/>
    </style:style>
    <style:style style:name="T87" style:family="text">
      <style:text-properties officeooo:rsid="00df303a"/>
    </style:style>
    <style:style style:name="T88" style:family="text">
      <style:text-properties officeooo:rsid="00e78c60"/>
    </style:style>
    <style:style style:name="T89" style:family="text">
      <style:text-properties officeooo:rsid="00eba6c8"/>
    </style:style>
    <style:style style:name="T90" style:family="text">
      <style:text-properties officeooo:rsid="00f044b8"/>
    </style:style>
    <style:style style:name="T91" style:family="text">
      <style:text-properties officeooo:rsid="00f71d0b"/>
    </style:style>
    <style:style style:name="T92" style:family="text">
      <style:text-properties officeooo:rsid="00f7a897"/>
    </style:style>
    <style:style style:name="T93" style:family="text">
      <style:text-properties officeooo:rsid="00fb164c"/>
    </style:style>
    <style:style style:name="T94" style:family="text">
      <style:text-properties officeooo:rsid="00fda31d"/>
    </style:style>
    <style:style style:name="T95" style:family="text">
      <style:text-properties officeooo:rsid="00ff85f9"/>
    </style:style>
    <style:style style:name="T96" style:family="text">
      <style:text-properties officeooo:rsid="0100344c"/>
    </style:style>
    <style:style style:name="T97" style:family="text">
      <style:text-properties officeooo:rsid="01033c40"/>
    </style:style>
    <style:style style:name="T98" style:family="text">
      <style:text-properties officeooo:rsid="010491f3"/>
    </style:style>
    <style:style style:name="T99" style:family="text">
      <style:text-properties officeooo:rsid="010568c4"/>
    </style:style>
    <style:style style:name="T100" style:family="text">
      <style:text-properties fo:background-color="#fff200" loext:char-shading-value="0"/>
    </style:style>
    <style:style style:name="T101" style:family="text">
      <style:text-properties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I / CD:</text:p>
      <text:p text:style-name="P1"/>
      <text:p text:style-name="P3"><text:span text:style-name="T24">CI / CD:</text:span><text:span text:style-name="T1"> <text:s text:c="2"/>Software development best practice. Stands for Continuous Integration, Continuous Delivery or Continuous Deployment.</text:span></text:p>
      <text:p text:style-name="P45"/>
      <text:p text:style-name="P4"><text:span text:style-name="T1">Make small changes and automate everything: </text:span><text:span text:style-name="T3">Require to make small, incremental code changes. We automate as much as possible, example: <text:s/>code integration, build, test and deploy</text:span><text:span text:style-name="T4">ment tasks.</text:span></text:p>
      <text:p text:style-name="P46"/>
      <text:p text:style-name="P46">And by doing that its possible to make code releases on a regular basis adding new features to the app/website and fixing bugs as well.</text:p>
      <text:p text:style-name="P46"/>
      <text:p text:style-name="P47">Modern companies like Google, Facebook, Netflix, AWS, etc pioneered this approach to releasing code, successfully applying thousands of changes per day without impacting the production systems.</text:p>
      <text:p text:style-name="P47"/>
      <text:p text:style-name="P47">By doing that they are able to bring to the market brand new features and services enabling these companies to became a very successful market leaders.</text:p>
      <text:p text:style-name="P3"/>
      <text:p text:style-name="P2"><text:span text:style-name="T24">Continuous Integration:</text:span><text:span text:style-name="T1"> </text:span><text:span text:style-name="T2">Integrating or merging the code changes frequently, at least one per day.</text:span></text:p>
      <text:p text:style-name="P1"/>
      <text:p text:style-name="P30"><text:span text:style-name="T25">Continuous Delivery</text:span><text:span text:style-name="T24">:</text:span> Automating the build, test and deployment functions. Managed by humans.</text:p>
      <text:p text:style-name="P1"/>
      <text:p text:style-name="P30"><text:span text:style-name="T25">Continuous Deployment:</text:span> <text:span text:style-name="T23">Fully automated release process. The code is deployed to Staging or Production as soon as it has successfully passed through the release pipeline.</text:span></text:p>
      <text:p text:style-name="P1"/>
      <text:p text:style-name="P1"/>
      <text:p text:style-name="P5">Benefits of the CI/CD Approach:</text:p>
      <text:list xml:id="list2779205940" text:style-name="L1">
        <text:list-item>
          <text:p text:style-name="P235">Automating is Good: Fast, repeatable, scalable, enables rapid deployment.</text:p>
          <text:p text:style-name="P235"/>
        </text:list-item>
        <text:list-item>
          <text:p text:style-name="P235">Manual is Bad: Slow, error prone, inconsistent, unscalable, complex.</text:p>
          <text:p text:style-name="P235"/>
        </text:list-item>
        <text:list-item>
          <text:p text:style-name="P236">Small changes: <text:s/>Test each code change and catch bugs while they are small and simple to fix.</text:p>
        </text:list-item>
      </text:list>
      <text:p text:style-name="P1"/>
      <text:p text:style-name="P1"/>
      <text:p text:style-name="P6">Example <text:span text:style-name="T24">Continuous Integration</text:span><text:span text:style-name="T31"> </text:span><text:span text:style-name="T32">W</text:span>orkflow:</text:p>
      <text:p text:style-name="P6"/>
      <text:list xml:id="list3863945836" text:style-name="L2">
        <text:list-item>
          <text:p text:style-name="P237"><text:span text:style-name="T24">Shared Code Repository:</text:span> Multiple developers contributing to a shared code repo like git. Frequently merging or <text:span text:style-name="T14">Integrating</text:span> code updates, <text:span text:style-name="T29">typically on a daily basis.</text:span></text:p>
          <text:p text:style-name="P237"/>
        </text:list-item>
        <text:list-item>
          <text:p text:style-name="P238"><text:span text:style-name="T24">Automated Build stage:</text:span> When changes appear in the code repo this triggers an automated build of the new code.</text:p>
          <text:p text:style-name="P238"/>
        </text:list-item>
        <text:list-item>
          <text:p text:style-name="P239"><text:span text:style-name="T24">Automated Test step:</text:span> <text:span text:style-name="T30">Run automated tests to check the code locally before it is commited into the master code repo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Example <text:span text:style-name="T24">Continuous Delivery &amp; Continuous Deployment</text:span> Workflow:</text:p>
      <text:p text:style-name="P1"/>
      <text:list xml:id="list3901079431" text:style-name="L3">
        <text:list-item>
          <text:p text:style-name="P240"><text:span text:style-name="T24">Code is Merged: </text:span>After successful tests, the code gets merged to the master repo.</text:p>
          <text:p text:style-name="P240"/>
        </text:list-item>
        <text:list-item>
          <text:p text:style-name="P240"><text:span text:style-name="T24">Prepared for Deployment:</text:span> <text:span text:style-name="T36">Code is built, tested and packaged for deployment.</text:span></text:p>
          <text:p text:style-name="P241"/>
        </text:list-item>
        <text:list-item>
          <text:p text:style-name="P241"><text:span text:style-name="T24">Manual Decision</text:span>: Humans may b<text:span text:style-name="T38">e</text:span> involved in the decision to deploy the code. This is know as <text:span text:style-name="T14">Continuous Delivery.</text:span></text:p>
          <text:p text:style-name="P241"/>
        </text:list-item>
        <text:list-item>
          <text:p text:style-name="P241"><text:span text:style-name="T24">Or Fully Automated:</text:span> <text:span text:style-name="T37">The system automatically deploys the new code as soon as it has been prepared for deployment. This is known as </text:span><text:span text:style-name="T15">Continuous Deployment.</text:span></text:p>
        </text:list-item>
      </text:list>
      <text:p text:style-name="P214"/>
      <text:p text:style-name="P214"/>
      <text:p text:style-name="P32">Udemy Course: </text:p>
      <text:p text:style-name="P48"/>
      <text:p text:style-name="P31"><text:a xlink:type="simple" xlink:href="https://www.udemy.com/course/valaxy-devops/learn/" text:style-name="Internet_20_link" text:visited-style-name="Visited_20_Internet_20_Link"><text:span text:style-name="T1">https://www.udemy.com/course/valaxy-devops/learn/</text:span></text:a></text:p>
      <text:p text:style-name="P48"><draw:frame draw:style-name="fr1" draw:name="Image1" text:anchor-type="paragraph" svg:x="0.025cm" svg:y="0.383cm" svg:width="17cm" svg:height="7.459cm" draw:z-index="0"><draw:image xlink:href="Pictures/100002010000070F00000319F53A66DEF20B1340.png" xlink:type="simple" xlink:show="embed" xlink:actuate="onLoad" loext:mime-type="image/png"/></draw:frame></text:p>
      <text:p text:style-name="P48"/>
      <text:p text:style-name="P8">CI/CD (delivery and depoyment):</text:p>
      <text:p text:style-name="P48"><draw:frame draw:style-name="fr1" draw:name="Image2" text:anchor-type="paragraph" svg:x="-1.081cm" svg:y="0.335cm" svg:width="19.397cm" svg:height="4.14cm" draw:z-index="1"><draw:image xlink:href="Pictures/100002010000069B00000169A040AA7612B31AE2.png" xlink:type="simple" xlink:show="embed" xlink:actuate="onLoad" loext:mime-type="image/png"/></draw:frame></text:p>
      <text:p text:style-name="P9"><text:tab/><text:span text:style-name="T24">Continuous Integration:</text:span></text:p>
      <text:list xml:id="list239187798" text:style-name="L4">
        <text:list-item>
          <text:p text:style-name="P242">Developers push the code to the scm (source code management system, git in this example)</text:p>
          <text:p text:style-name="P242"/>
        </text:list-item>
        <text:list-item>
          <text:p text:style-name="P247"><text:span text:style-name="T1">Once the code is in the scm </text:span><text:span text:style-name="T5">the CI tool, jenkins in this example, could be able to identify and pull the code automatically and run </text:span><text:span text:style-name="T16">Build and Unit Tests.</text:span><text:span text:style-name="T5"> </text:span><text:span text:style-name="T6">At the end of the Continuous integration process we will have an Artifact. </text:span></text:p>
          <text:p text:style-name="P248"><text:soft-page-break/>Continuous Delivery:</text:p>
        </text:list-item>
        <text:list-item>
          <text:p text:style-name="P251"><text:span text:style-name="T5">D</text:span><text:span text:style-name="T1">eploying this Artifact to the Target environment Staging environment we call this Continuous Delivery.</text:span></text:p>
          <text:p text:style-name="P243"/>
        </text:list-item>
        <text:list-item>
          <text:p text:style-name="P244">In Staging run integration, load, performance and other tests.</text:p>
          <text:p text:style-name="P244"/>
        </text:list-item>
        <text:list-item>
          <text:p text:style-name="P245">Once the tests looks fine the human intervention decides to deploys it to the Production environment or not.</text:p>
          <text:p text:style-name="P249"/>
          <text:p text:style-name="P252"><text:span text:style-name="T26">Continuous De</text:span><text:span text:style-name="T27">ployment</text:span><text:span text:style-name="T26">:</text:span></text:p>
        </text:list-item>
        <text:list-item>
          <text:p text:style-name="P246">In Continuous Deployment once all the tests on Staging are ok is deployed automatically to Prod without human intervention.</text:p>
        </text:list-item>
      </text:list>
      <text:p text:style-name="P48"/>
      <text:p text:style-name="P215"><draw:frame draw:style-name="fr1" draw:name="Image3" text:anchor-type="paragraph" svg:x="-0.457cm" svg:y="0.457cm" svg:width="18.106cm" svg:height="9.645cm" draw:z-index="2"><draw:image xlink:href="Pictures/100002010000070A000003C00CB05EDA1ED0D31C.png" xlink:type="simple" xlink:show="embed" xlink:actuate="onLoad" loext:mime-type="image/png"/></draw:frame></text:p>
      <text:p text:style-name="P216"/>
      <text:p text:style-name="P49"/>
      <text:p text:style-name="P33">Install Jenkins</text:p>
      <text:p text:style-name="P132"><text:a xlink:type="simple" xlink:href="https://github.com/yankils/Simple-DevOps-Project/blob/master/Jenkins/Jenkins_Installation.MD" text:style-name="Internet_20_link" text:visited-style-name="Visited_20_Internet_20_Link"><text:span text:style-name="T7">Installation process</text:span></text:a></text:p>
      <text:p text:style-name="P132"><text:a xlink:type="simple" xlink:href="http://abhijitkakade.com/2019/06/how-to-reset-jenkins-admin-users-password/" text:style-name="Internet_20_link" text:visited-style-name="Visited_20_Internet_20_Link"><text:span text:style-name="T8">Reset Jenkins Admin password</text:span></text:a></text:p>
      <text:p text:style-name="P48"/>
      <text:p text:style-name="P50">Create an Amazon Linux free tier EC2 instance. Create a Security Group opening the port 8080 to the world.</text:p>
      <text:p text:style-name="P50"/>
      <text:p text:style-name="P51">Install java: <text:tab/>yum install java-1.8* </text:p>
      <text:p text:style-name="P51">and add the path into the bash profile: <text:s text:c="2"/>find /usr/lib/jvm/java-1.8* | head -n 3<text:tab/></text:p>
      <text:p text:style-name="P48"><text:tab/></text:p>
      <text:p text:style-name="P52">Install and start jenkins</text:p>
      <text:p text:style-name="P48"/>
      <text:p text:style-name="P53">Get into it <text:a xlink:type="simple" xlink:href="http://34.240.125.165:8080/" text:style-name="Internet_20_link" text:visited-style-name="Visited_20_Internet_20_Link">http://34.240.125.165:8080</text:a> <text:s/>→ take the correct ip from aws console</text:p>
      <text:p text:style-name="P53"/>
      <text:p text:style-name="P53">Don’t install any suggested pluggins yet, skip this step closing the tab.</text:p>
      <text:p text:style-name="P54"><text:soft-page-break/>Change the password in Admin user -- Configure -- change the pass. Keep it in a safe place, don’t lose it -- apply and save. Will kick you out from the app, refresh the page.</text:p>
      <text:p text:style-name="P48"/>
      <text:p text:style-name="P55">Set up java home path: <text:span text:style-name="T39">Manage jenkins - Global Tool Configuration - Add JDK - JAVA_HOME - /usr/lib/jvm/java-1.8.0-openjdk-1.8.0.265.b01-1.amzn2.0.1.x86_64</text:span></text:p>
      <text:p text:style-name="P55"/>
      <text:p text:style-name="P56">apply and save.</text:p>
      <text:p text:style-name="P56"/>
      <text:p text:style-name="P217"/>
      <text:p text:style-name="P218"/>
      <text:p text:style-name="P57"/>
      <text:p text:style-name="P34">Run <text:span text:style-name="T41">First </text:span>Jenkins Job:</text:p>
      <text:p text:style-name="P48"/>
      <text:p text:style-name="P58">New Item -- My_First_Job -- select free stile project, <text:span text:style-name="T40">Ok -- Add description -- Build: Execute Shell -- Command: echo “Welcome to DevOps Project” apply &amp; save</text:span></text:p>
      <text:p text:style-name="P58"/>
      <text:p text:style-name="P59">Run the job: Build Now</text:p>
      <text:p text:style-name="P59"/>
      <text:p text:style-name="P219"/>
      <text:p text:style-name="P220"/>
      <text:p text:style-name="P60"/>
      <text:p text:style-name="P35">Install &amp; setup Git:</text:p>
      <text:p text:style-name="P48"/>
      <text:p text:style-name="P67">In the server: <text:s/>yum install git -y </text:p>
      <text:p text:style-name="P48"/>
      <text:p text:style-name="P68">In jenkins, install the pluggins: Manaje Jenkins -- Manage Plugins -- <text:span text:style-name="T42">Available -- search: github --</text:span></text:p>
      <text:p text:style-name="P69">tick GitHub and Install without restart. <text:span text:style-name="T43">Will install all the dependencies, git among them.</text:span></text:p>
      <text:p text:style-name="P69"/>
      <text:p text:style-name="P70">Set up git: Manage Jenkins -- Global Tool Configuration -- Git -- Name: github -- Path to Git executable: <text:s/>/usr/bin/git -- apply &amp; save </text:p>
      <text:p text:style-name="P48"/>
      <text:p text:style-name="P48"/>
      <text:p text:style-name="P221"/>
      <text:p text:style-name="P221"/>
      <text:p text:style-name="P61"/>
      <text:p text:style-name="P37">Setup Maven:</text:p>
      <text:p text:style-name="P61"/>
      <text:p text:style-name="P71"><text:a xlink:type="simple" xlink:href="https://github.com/yankils/Simple-DevOps-Project/blob/master/Jenkins/maven_install.MD" text:style-name="Internet_20_link" text:visited-style-name="Visited_20_Internet_20_Link">Install maven</text:a></text:p>
      <text:p text:style-name="P61"/>
      <text:p text:style-name="P133"><text:span text:style-name="T9">Follow the instructions. Check in the </text:span><text:a xlink:type="simple" xlink:href="https://maven.apache.org/download.cgi" text:style-name="Internet_20_link" text:visited-style-name="Visited_20_Internet_20_Link"><text:span text:style-name="T9">maven website</text:span></text:a> <text:span text:style-name="T44">the last version of maven, currently 3.6.3</text:span></text:p>
      <text:p text:style-name="P133"/>
      <text:p text:style-name="P134">Then install the plugins on jenkins, <text:span text:style-name="T45">go to plugin manager like with git. Search for maven.</text:span></text:p>
      <text:p text:style-name="P134"/>
      <text:p text:style-name="P135">Tick Maven Integration, Maven Invoker -- install without restart.</text:p>
      <text:p text:style-name="P61"/>
      <text:p text:style-name="P72">Set up maven path. Manage Jenkins -- Global Tool Configuration -- <text:span text:style-name="T46">Add Maven -- untick install automatically -- Name: M2_HOME , Maven_HOME: <text:s/>/opt/maven/apache-maven-3.6.3 -- apply &amp; save.</text:span></text:p>
      <text:p text:style-name="P72"/>
      <text:p text:style-name="P72"/>
      <text:p text:style-name="P61"><text:soft-page-break/></text:p>
      <text:p text:style-name="P222"/>
      <text:p text:style-name="P222"/>
      <text:p text:style-name="P62"/>
      <text:p text:style-name="P38">Create Maven Job:</text:p>
      <text:p text:style-name="P61"/>
      <text:p text:style-name="P73">In jenkins - New Item - name it: My_First_Maven_Build - Select maven project and OK - </text:p>
      <text:p text:style-name="P73"/>
      <text:p text:style-name="P73">Description: First Maven Build - Source Code Management, tick Git and add the repo url: <text:a xlink:type="simple" xlink:href="https://github.com/yankils/hello-world.git" text:style-name="Internet_20_link" text:visited-style-name="Visited_20_Internet_20_Link">https://github.com/yankils/hello-world.git</text:a> ,it is a public repo so is not necessary to provide credentials. </text:p>
      <text:p text:style-name="P73"/>
      <text:p text:style-name="P74">Leave the <text:s/>*/master branch as the repo is the one that is using.</text:p>
      <text:p text:style-name="P61"/>
      <text:p text:style-name="P75">Build - Root POM: pom.xml, the repo have to have it in the master branch</text:p>
      <text:p text:style-name="P76">Goals and options: clean install package <text:s/>→ we will use these 3 but <text:s/>there are many more, <text:span text:style-name="T47">like:</text:span></text:p>
      <text:p text:style-name="P77">clean test -DpathToMySuiteFile_1=sanity.xml </text:p>
      <text:p text:style-name="P61"/>
      <text:p text:style-name="P78">Apply &amp; save - <text:span text:style-name="T48">Build Now.</text:span></text:p>
      <text:p text:style-name="P61"/>
      <text:p text:style-name="P10">Workspace Directory:</text:p>
      <text:p text:style-name="P79">You can check the folder workspace which is where jenkins copies the code there. You will see there all the content that is in the master branch of the repo.</text:p>
      <text:p text:style-name="P61"/>
      <text:p text:style-name="P80"><text:span text:style-name="T28">The outcome of the build is stored in</text:span>: Workspace - webapp - target - <text:span text:style-name="T17">webapp.war</text:span></text:p>
      <text:p text:style-name="P61"/>
      <text:p text:style-name="P81">You can see the same via CLI: <text:s/>Go to /var/lib/jenkins/workspace/ <text:s/>you will see all the jobs there.</text:p>
      <text:p text:style-name="P81"/>
      <text:p text:style-name="P81">Full path: <text:s/>/var/lib/jenkins/workspace/My_First_Maven_Build/webapp/target/webapp.war</text:p>
      <text:p text:style-name="P81"/>
      <text:p text:style-name="P82">Maven is creating this .war file.</text:p>
      <text:p text:style-name="P82"/>
      <text:p text:style-name="P82">We will need a target environment to host webapp.war. We will need to set up a tomcat server to host this .war.</text:p>
      <text:p text:style-name="P82"/>
      <text:p text:style-name="P223"/>
      <text:p text:style-name="P223"/>
      <text:p text:style-name="P63"/>
      <text:p text:style-name="P36">Tomcat Server setup:</text:p>
      <text:p text:style-name="P83"><text:a xlink:type="simple" xlink:href="https://github.com/yankils/Simple-DevOps-Project/tree/master/Tomcat" text:style-name="Internet_20_link" text:visited-style-name="Visited_20_Internet_20_Link"/></text:p>
      <text:p text:style-name="P83"><text:a xlink:type="simple" xlink:href="https://github.com/yankils/Simple-DevOps-Project/tree/master/Tomcat" text:style-name="Internet_20_link" text:visited-style-name="Visited_20_Internet_20_Link">Install tomcat</text:a></text:p>
      <text:p text:style-name="P61"/>
      <text:p text:style-name="P11">EC2 instance:</text:p>
      <text:p text:style-name="P84">Launch a new aws instance, amazon linuxl t2.micro , tag: Name Tomcat_Server , Security group: use the dame used for jenkins (DevOps_Project_SG) <text:span text:style-name="T49">which have open 8080 , launch.</text:span></text:p>
      <text:p text:style-name="P61"/>
      <text:p text:style-name="P61"/>
      <text:p text:style-name="P61"/>
      <text:p text:style-name="P61"/>
      <text:p text:style-name="P61"/>
      <text:p text:style-name="P11"/>
      <text:p text:style-name="P11"><text:soft-page-break/>Java:</text:p>
      <text:p text:style-name="P86">Check if is installed: <text:s/>java -version</text:p>
      <text:p text:style-name="P86">-bash: java: command not found</text:p>
      <text:p text:style-name="P86"/>
      <text:p text:style-name="P86">yum install -y java-1.8*</text:p>
      <text:p text:style-name="P61"/>
      <text:p text:style-name="P61">java -version</text:p>
      <text:p text:style-name="P61">find /usr/lib/jvm/java-1.8* | head -n 3</text:p>
      <text:p text:style-name="P61"/>
      <text:p text:style-name="P64"><text:s/># To set it permanently update your .bash_profile</text:p>
      <text:p text:style-name="P64">vi ~/.bash_profile</text:p>
      <text:p text:style-name="P61"/>
      <text:p text:style-name="P61">JAVA_HOME=/usr/lib/jvm/java-1.8.0-openjdk-1.8.0.265.b01-1.amzn2.0.1.x86_64</text:p>
      <text:p text:style-name="P61">export JAVA_HOME</text:p>
      <text:p text:style-name="P61">PATH=$PATH:$JAVA_HOME</text:p>
      <text:p text:style-name="P61"/>
      <text:p text:style-name="P61"/>
      <text:p text:style-name="P13">Tomcat:</text:p>
      <text:p text:style-name="P61"/>
      <text:p text:style-name="P61">cd /opt</text:p>
      <text:p text:style-name="P61"><text:span text:style-name="T50">wget </text:span>https://downloads.apache.org/tomcat/tomcat-8/v8.5.61/bin/apache-tomcat-8.5.61.tar.gz</text:p>
      <text:p text:style-name="P61">tar -xvzf /opt/apache-tomcat-8.5.61.tar.gz</text:p>
      <text:p text:style-name="P61">chmod +x /opt/apache-tomcat-8.5.61/bin/startup.sh</text:p>
      <text:p text:style-name="P61">chmod +x /opt/apache-tomcat-8.5.61/bin/shutdown.sh</text:p>
      <text:p text:style-name="P61"/>
      <text:p text:style-name="P61">ln -s /opt/apache-tomcat-8.5.61/bin/startup.sh /usr/local/bin/tomcatup</text:p>
      <text:p text:style-name="P61">ln -s /opt/apache-tomcat-8.5.61/bin/shutdown.sh /usr/local/bin/tomcatdown</text:p>
      <text:p text:style-name="P61"/>
      <text:p text:style-name="P87">Add <text:span text:style-name="T51">/usr/local/bin/ </text:span>to the path of ~/.bash_profile:</text:p>
      <text:p text:style-name="P87">PATH=$PATH:$HOME/bin:$JAVA_HOME<text:span text:style-name="T14">:/usr/local/bin/</text:span></text:p>
      <text:p text:style-name="P65"/>
      <text:p text:style-name="P137">Change to port 8090 to Tomcat:</text:p>
      <text:p text:style-name="P88">Jenkins uses the same port than tomcat (8080). Is a good practice to use unique ports.</text:p>
      <text:p text:style-name="P61"/>
      <text:p text:style-name="P61">/opt/apache-tomcat-8.5.61/conf/server.xml </text:p>
      <text:p text:style-name="P61"/>
      <text:p text:style-name="P61"><text:s text:c="4"/>&lt;Connector port="<text:span text:style-name="T14">8090</text:span>" protocol="HTTP/1.1"</text:p>
      <text:p text:style-name="P61"/>
      <text:p text:style-name="P89">Remember to open the port in the aws Security group.</text:p>
      <text:p text:style-name="P61"/>
      <text:p text:style-name="P138">Start tomcat:</text:p>
      <text:p text:style-name="P61">tomcatup</text:p>
      <text:p text:style-name="P61"/>
      <text:p text:style-name="P90">Get inside it: Public IP of the ec2 instance + :8090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42"><text:soft-page-break/>Allow the access from everywhere:<text:span text:style-name="T31"> </text:span></text:p>
      <text:p text:style-name="P154"/>
      <text:p text:style-name="P140"><text:span text:style-name="T31">By default the Manager is only accessible from a browser running on the same machine as Tomcat. If you wish to modify this restriction, you'll need to edit the Manager's </text:span><text:span text:style-name="T33">context.xml</text:span><text:span text:style-name="T31"> file.</text:span></text:p>
      <text:p text:style-name="P155"/>
      <text:p text:style-name="P142"><text:span text:style-name="T34">f</text:span><text:span text:style-name="T31">ind / -name context.xml</text:span></text:p>
      <text:p text:style-name="P154"/>
      <text:p text:style-name="P156">Modify all the context.xml files inside webapps folder:</text:p>
      <text:p text:style-name="P156">[...]</text:p>
      <text:p text:style-name="P154">/opt/apache-tomcat-8.5.61/webapps/host-manager/META-INF/context.xml</text:p>
      <text:p text:style-name="P154">/opt/apache-tomcat-8.5.61/webapps/manager/META-INF/context.xml</text:p>
      <text:p text:style-name="P154"/>
      <text:p text:style-name="P152">Comment the line: This is pointing to the localhost 127.0.0.0</text:p>
      <text:p text:style-name="P152"/>
      <text:p text:style-name="P152"><text:s text:c="2"/>&lt;Valve className="org.apache.catalina.valves.RemoteAddrValve"</text:p>
      <text:p text:style-name="P152"><text:s text:c="9"/>allow="127\.\d+\.\d+\.\d+|::1|0:0:0:0:0:0:0:1" /&gt;</text:p>
      <text:p text:style-name="P152"/>
      <text:p text:style-name="P265">A commentary in tomcat is: <text:s/><text:span text:style-name="T14">&lt;!-- </text:span><text:s/>… <text:s text:c="3"/><text:span text:style-name="T98">and ends with an arrow : <text:s text:c="4"/></text:span><text:span text:style-name="T21"><text:s text:c="3"/>--&gt; </text:span></text:p>
      <text:p text:style-name="P152"/>
      <text:p text:style-name="P152">Will look like this:</text:p>
      <text:p text:style-name="P152"><text:span text:style-name="T14"><text:s text:c="2"/>&lt;!-- <text:s/></text:span>&lt;Valve className="org.apache.catalina.valves.RemoteAddrValve"</text:p>
      <text:p text:style-name="P152"><text:s text:c="2"/>allow="127\.\d+\.\d+\.\d+|::1|0:0:0:0:0:0:0:1" /&gt; <text:span text:style-name="T14">--</text:span><text:span text:style-name="T22">&gt;</text:span></text:p>
      <text:p text:style-name="P152"/>
      <text:p text:style-name="P153">And stop / start tomcat</text:p>
      <text:p text:style-name="P153"/>
      <text:p text:style-name="P141"/>
      <text:p text:style-name="P139">Update the users info in order to be able to edit the server via web:</text:p>
      <text:p text:style-name="P91">/opt/apache-tomcat-8.5.61/conf/tomcat-users.xml</text:p>
      <text:p text:style-name="P61"/>
      <text:p text:style-name="P92">Paste it inside the tomcat-users context, almost all that chunck of code is commented.</text:p>
      <text:p text:style-name="P92">You can paste it just before the end, which is before &lt;/tomcat-users&gt;</text:p>
      <text:p text:style-name="P61"/>
      <text:p text:style-name="P61"><text:s/>&lt;role rolename="manager-gui"/&gt;</text:p>
      <text:p text:style-name="P61"><text:s/>&lt;role rolename="manager-script"/&gt;</text:p>
      <text:p text:style-name="P61"><text:s/>&lt;role rolename="manager-jmx"/&gt;</text:p>
      <text:p text:style-name="P61"><text:s/>&lt;role rolename="manager-status"/&gt;</text:p>
      <text:p text:style-name="P61"><text:s/>&lt;user username="admin" password="admin" roles="manager-gui, manager-script, manager-jmx, manager-status"/&gt;</text:p>
      <text:p text:style-name="P66"><text:s/>&lt;user username="deployer" password="<text:span text:style-name="T56">deployer!!22@@</text:span>" roles="manager-script"/&gt;</text:p>
      <text:p text:style-name="P61"><text:s/>&lt;user username="<text:span text:style-name="T14">tomcat</text:span>" password="<text:span text:style-name="T14">s3cret</text:span>" roles="manager-gui"/&gt;</text:p>
      <text:p text:style-name="P14">&lt;/tomcat-users&gt;<text:span text:style-name="T1"> <text:s/>→</text:span><text:span text:style-name="T10"> this is the end of the file </text:span><text:span text:style-name="T11">(don’t paste this line)</text:span></text:p>
      <text:p text:style-name="P61"/>
      <text:p text:style-name="P93">Then tomcatdown &amp; tomcatup</text:p>
      <text:p text:style-name="P93"/>
      <text:p text:style-name="P93">In the tomcat website click on Manager App → a window asking for user and password have to appear, use: <text:s/>tomcat <text:s/>/ <text:s/>s3cret</text:p>
      <text:p text:style-name="P93"/>
      <text:p text:style-name="P93"/>
      <text:p text:style-name="P61"/>
      <text:p text:style-name="P61"/>
      <text:p text:style-name="P61"/>
      <text:p text:style-name="P61"/>
      <text:p text:style-name="P224"><text:soft-page-break/></text:p>
      <text:p text:style-name="P225"/>
      <text:p text:style-name="P94"/>
      <text:p text:style-name="P39">Deploy a war file on Tomcat VM using Jenkins:</text:p>
      <text:p text:style-name="P61"/>
      <text:p text:style-name="P136">Install Deploy to container pluging:</text:p>
      <text:p text:style-name="P61"/>
      <text:p text:style-name="P95">Manage Jenkins -- Manage Plugins -- Available, search for: <text:s/>Deploy to container -- Install without restart.</text:p>
      <text:p text:style-name="P95"/>
      <text:p text:style-name="P159">Create a new job:</text:p>
      <text:p text:style-name="P61"/>
      <text:p text:style-name="P96">New Item -- name: Deploy_on_Tomcat_Server -- Maven Project -- Ok</text:p>
      <text:p text:style-name="P96"/>
      <text:p text:style-name="P96">Description: Deploy on VM -- <text:span text:style-name="T53">Source Code Managment, tic Git: https://github.com/yankils/hello-world.git <text:s/>-- Build, Goals and options: <text:s/>clean install package -- Post-build Actions: Deploy war/ear to a container -- WAR/EAR files, click on question mark, take <text:s text:c="2"/>**/*.war <text:s text:c="3"/>if you don’t know the path to your war file.</text:span></text:p>
      <text:p text:style-name="P96"/>
      <text:p text:style-name="P97">Containers, Add Container: Tomcat8</text:p>
      <text:p text:style-name="P97"><text:s/></text:p>
      <text:p text:style-name="P97">Credentials: We need jenkins to log in into tomcat, for that reason the user deployer was created in the tomcat installation:</text:p>
      <text:p text:style-name="P61"/>
      <text:p text:style-name="P97">Add -- Jenkins -- username and password are the same: <text:s text:c="2"/><text:span text:style-name="T51">deployer</text:span></text:p>
      <text:p text:style-name="P98">ID: <text:s/><text:span text:style-name="T51">deployer</text:span>_user</text:p>
      <text:p text:style-name="P98">Description: <text:s/>User to deploy on tomcat vm</text:p>
      <text:p text:style-name="P98"/>
      <text:p text:style-name="P99">Credentials: chose the deployer_user</text:p>
      <text:p text:style-name="P99">Tomcat URL: http://3.251.96.165:8090/</text:p>
      <text:p text:style-name="P99"/>
      <text:p text:style-name="P100">Apply &amp; save</text:p>
      <text:p text:style-name="P100"/>
      <text:p text:style-name="P100"/>
      <text:p text:style-name="P101">Whenever we deploy the job <text:s/><text:span text:style-name="T52">Deploy_on_Tomcat_Server </text:span>it is going to deploy onto the target server Tomcat <text:span text:style-name="T57">and will authenticate by using deployer_user</text:span></text:p>
      <text:p text:style-name="P99"/>
      <text:p text:style-name="P102">The default location of the code deployed on tomcat is /opt/apache-tomcat-8.5.61/<text:span text:style-name="T14">webapps</text:span>/</text:p>
      <text:p text:style-name="P207">drwxr-x--- 15 root root 4096 Dec 22 17:43 docs</text:p>
      <text:p text:style-name="P207">drwxr-x--- <text:s/>7 root root <text:s text:c="2"/>99 Dec 22 17:43 examples</text:p>
      <text:p text:style-name="P207">drwxr-x--- <text:s/>6 root root <text:s text:c="2"/>79 Dec 22 17:43 host-manager</text:p>
      <text:p text:style-name="P207">drwxr-x--- <text:s/>6 root root <text:s/>114 Dec 22 17:43 manager</text:p>
      <text:p text:style-name="P207">drwxr-x--- <text:s/>3 root root <text:s/>223 Dec 22 17:43 ROOT</text:p>
      <text:p text:style-name="P15"/>
      <text:p text:style-name="P103">There we have the default tomcat application which is the one we are accessing from the browser.</text:p>
      <text:p text:style-name="P102"/>
      <text:p text:style-name="P104">Whenever we run a job it is going to copy the war file into this location.</text:p>
      <text:p text:style-name="P102"/>
      <text:p text:style-name="P131"><text:span text:style-name="T55">Build the job: <text:s/>→ </text:span><text:span text:style-name="T54">Finished: SUCCESS</text:span></text:p>
      <text:p text:style-name="P105"/>
      <text:p text:style-name="P106"/>
      <text:p text:style-name="P106"/>
      <text:p text:style-name="P106"><text:soft-page-break/>Check webapp folder in the target server:</text:p>
      <text:p text:style-name="P208">[root@tomcat ~]$ ls -l /opt/apache-tomcat-8.5.61/webapps/</text:p>
      <text:p text:style-name="P208">total 8</text:p>
      <text:p text:style-name="P208">drwxr-x--- 15 root root 4096 Dec 22 17:43 docs</text:p>
      <text:p text:style-name="P208">drwxr-x--- <text:s/>7 root root <text:s text:c="2"/>99 Dec 22 17:43 examples</text:p>
      <text:p text:style-name="P208">drwxr-x--- <text:s/>6 root root <text:s text:c="2"/>79 Dec 22 17:43 host-manager</text:p>
      <text:p text:style-name="P208">drwxr-x--- <text:s/>6 root root <text:s/>114 Dec 22 17:43 manager</text:p>
      <text:p text:style-name="P208">drwxr-x--- <text:s/>3 root root <text:s/>223 Dec 22 17:43 ROOT</text:p>
      <text:p text:style-name="P208">drwxr-x--- <text:s/>4 root root <text:s text:c="2"/>54 Dec 22 19:13 webapp</text:p>
      <text:p text:style-name="P208">-rw-r----- <text:s/>1 root root 2531 Dec 22 19:13 <text:span text:style-name="T14">webapp.war</text:span></text:p>
      <text:p text:style-name="P106"/>
      <text:p text:style-name="P16">To access the application:</text:p>
      <text:p text:style-name="P106">ip_tomcat:8090/webapp</text:p>
      <text:p text:style-name="P102"/>
      <text:p text:style-name="P102"><draw:frame draw:style-name="fr1" draw:name="Image4" text:anchor-type="paragraph" svg:x="0.138cm" svg:y="0.055cm" svg:width="14.61cm" svg:height="5.861cm" draw:z-index="3"><draw:image xlink:href="Pictures/10000201000002AB0000011269E019290F1A76FB.png" xlink:type="simple" xlink:show="embed" xlink:actuate="onLoad" loext:mime-type="image/png"/></draw:frame></text:p>
      <text:p text:style-name="Standard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7">Problems:</text:p>
      <text:p text:style-name="P107">Remember to start tomcat every time you restart the server → tomcatup</text:p>
      <text:p text:style-name="P107">Check how to start tomcat automatically in every boot.</text:p>
      <text:p text:style-name="P107"/>
      <text:p text:style-name="P107">Change the IP of the tomcat server in jenkins everytime you boot the ec2 instance.</text:p>
      <text:p text:style-name="P102"/>
      <text:p text:style-name="P226"/>
      <text:p text:style-name="P227"/>
      <text:p text:style-name="P108"/>
      <text:p text:style-name="P40">Deploy on VM through Poll SCM</text:p>
      <text:p text:style-name="P111"/>
      <text:p text:style-name="P143">This is to automate our job to be executed whenever we are changing our code.</text:p>
      <text:p text:style-name="P111"/>
      <text:p text:style-name="P112">So we modify the code locally and we push the code to the git repo. Jenkins will detect this modification and will run the job in order to apply the new code.</text:p>
      <text:p text:style-name="P112"/>
      <text:p text:style-name="P112">If nothing is changed, jenkins won’t do nothing.</text:p>
      <text:p text:style-name="P112"/>
      <text:p text:style-name="P113">We say jenkins when he have to check if there is new code, this is by scheduling a cron.</text:p>
      <text:p text:style-name="P102"/>
      <text:p text:style-name="P19">To configure it:</text:p>
      <text:p text:style-name="P109">Go to the job Deploy_on_Tomca_Server -- Conigure -- Build triggers -- tick Poll SCM -- <text:span text:style-name="T58">Schedule: set it to run every minute just for learning purposes, normally is scheduled with less periodicity: </text:span></text:p>
      <text:p text:style-name="P110">* * * * * <text:s text:c="2"/>→ this is every minute,every hours, every day , every month, every week -- Apply &amp; Save</text:p>
      <text:p text:style-name="P110"/>
      <text:p text:style-name="P18"><text:soft-page-break/>Modifications to do in jenkins / Git: <text:span text:style-name="T60">Fork the repo</text:span></text:p>
      <text:p text:style-name="P112"/>
      <text:p text:style-name="P112">Because until now we were using the teacher git repo: <text:s/>https://github.com/<text:span text:style-name="T14">yankils</text:span>/hello-world.git</text:p>
      <text:p text:style-name="P112">we have no access to modify nothing there, we can only pull.</text:p>
      <text:p text:style-name="P112"/>
      <text:p text:style-name="P114">We have to <text:a xlink:type="simple" xlink:href="https://docs.github.com/en/free-pro-team@latest/github/getting-started-with-github/fork-a-repo" text:style-name="Internet_20_link" text:visited-style-name="Visited_20_Internet_20_Link">fork</text:a> (copy) that repo <text:span text:style-name="T59">into our own repo. Now we will be able to push modified code.</text:span></text:p>
      <text:p text:style-name="P115"/>
      <text:p text:style-name="P115"><text:span text:style-name="T61">A</text:span>dd the address to the forked repo into jenkins:</text:p>
      <text:p text:style-name="P115"/>
      <text:p text:style-name="P115">Select the project: Deploy_on_Tomcat_Server -- Configure -- Source Code Management -- and add the new url: <text:s/>https://github.com/<text:span text:style-name="T14">jsc0</text:span>/hello-world.git</text:p>
      <text:p text:style-name="P115">Apply &amp; Save</text:p>
      <text:p text:style-name="P115"/>
      <text:p text:style-name="P116">Now if you run the job will work.</text:p>
      <text:p text:style-name="P116"/>
      <text:p text:style-name="P20"/>
      <text:p text:style-name="P22">Git clone: </text:p>
      <text:p text:style-name="P117">Go to your local pc, create a folder if necessary and then:</text:p>
      <text:p text:style-name="P102">git clone https://github.com/jsc0/hello-world.git</text:p>
      <text:p text:style-name="P102"/>
      <text:p text:style-name="P21"><text:span text:style-name="T62">C</text:span>hange the code:</text:p>
      <text:p text:style-name="P118">In your pc, go to: <text:s text:c="4"/>hello-world/webapp/src/main/webapp</text:p>
      <text:p text:style-name="P102"/>
      <text:p text:style-name="P118">Edit: index.jsp </text:p>
      <text:p text:style-name="P102"/>
      <text:p text:style-name="P118">Add a line like:</text:p>
      <text:p text:style-name="P118">&lt;h2&gt; NEW CODE FROM THE FORKED REPO &lt;/h2&gt;</text:p>
      <text:p text:style-name="P102"/>
      <text:p text:style-name="P118">save and push the changes to github: git add -A;git commit -m “whathever”; git push</text:p>
      <text:p text:style-name="P118"/>
      <text:p text:style-name="P118">Check in Jenkins for the project and wait until the job is triggered automatically by the cron job, have to be less than one minute.</text:p>
      <text:p text:style-name="P118"/>
      <text:p text:style-name="P102"><draw:frame draw:style-name="fr1" draw:name="Image5" text:anchor-type="paragraph" svg:x="0.102cm" svg:y="0.222cm" svg:width="15.789cm" svg:height="6.551cm" draw:z-index="4"><draw:image xlink:href="Pictures/100002010000029E000001169CE63E004A50E10D.png" xlink:type="simple" xlink:show="embed" xlink:actuate="onLoad" loext:mime-type="image/png"/></draw:frame></text:p>
      <text:p text:style-name="P102"/>
      <text:p text:style-name="P102"/>
      <text:p text:style-name="P102"/>
      <text:p text:style-name="P102"/>
      <text:p text:style-name="P228"><text:soft-page-break/></text:p>
      <text:p text:style-name="P229"/>
      <text:p text:style-name="P119"/>
      <text:p text:style-name="P41">Recap:</text:p>
      <text:p text:style-name="P119">We have set up Continuous Integration and Continuous Delivery in our system.</text:p>
      <text:p text:style-name="P119"/>
      <text:p text:style-name="P119">In this case we have used Jenkins as build as well as Deployment tool. <text:span text:style-name="T63">Because it is going to build the code as well as deploying by using deploy to container.</text:span></text:p>
      <text:p text:style-name="P102"/>
      <text:p text:style-name="P102"/>
      <text:p text:style-name="P230"/>
      <text:p text:style-name="P230"/>
      <text:p text:style-name="P120"/>
      <text:p text:style-name="P253">Integrating Docker in CI/CD pipeline:</text:p>
      <text:p text:style-name="P212"><text:a xlink:type="simple" xlink:href="https://github.com/yankils/Simple-DevOps-Project/tree/master/Docker" text:style-name="Internet_20_link" text:visited-style-name="Visited_20_Internet_20_Link"><text:span text:style-name="T12">Repo</text:span></text:a></text:p>
      <text:p text:style-name="P212"><text:a xlink:type="simple" xlink:href="https://github.com/yankils/Simple-DevOps-Project/blob/master/Docker/Docker_Installation_Steps.MD" text:style-name="Internet_20_link" text:visited-style-name="Visited_20_Internet_20_Link"><text:span text:style-name="T12">Install Docker on ec2</text:span></text:a></text:p>
      <text:p text:style-name="P102"/>
      <text:p text:style-name="P144">We are going to install tomcat in a docker container.</text:p>
      <text:p text:style-name="P102"/>
      <text:p text:style-name="P12"><text:span text:style-name="T65">Create the </text:span>EC2 instance:</text:p>
      <text:p text:style-name="P85">Launch a new aws instance, amazon linuxl t2.micro , tag: Name <text:span text:style-name="T64">Docker_Host</text:span> , Security group: use the dame used for jenkins (DevOps_Project_SG) <text:span text:style-name="T49">which have open 8080 , launch.</text:span></text:p>
      <text:p text:style-name="P102"/>
      <text:p text:style-name="P23">Change hostname to docker-host:</text:p>
      <text:p text:style-name="P121">sudo hostnamectl set-hostname docker-host</text:p>
      <text:p text:style-name="P121"/>
      <text:p text:style-name="P23">Install Docker Comunity Edition (CE):</text:p>
      <text:p text:style-name="P102">yum install docker -y</text:p>
      <text:p text:style-name="P102">docker --version</text:p>
      <text:p text:style-name="P102"/>
      <text:p text:style-name="P24">Start Docker:</text:p>
      <text:p text:style-name="P102">service docker start</text:p>
      <text:p text:style-name="P102">service docker status</text:p>
      <text:p text:style-name="P102"/>
      <text:p text:style-name="P122">docker ps → you will see the command working, won’t show you containers yet.</text:p>
      <text:p text:style-name="P102"/>
      <text:p text:style-name="P28">Start Docker at boot:</text:p>
      <text:p text:style-name="P130">systemctl enable docker</text:p>
      <text:p text:style-name="P130">chkconfig docker on <text:s/>→<text:span text:style-name="T87"> not sure about this one. Is related to the run level in which is started.</text:span></text:p>
      <text:p text:style-name="P102"/>
      <text:p text:style-name="P15">Create a user called dockeradmin:</text:p>
      <text:p text:style-name="P102">useradd dockeradmin</text:p>
      <text:p text:style-name="P102">passwd dockeradmin</text:p>
      <text:p text:style-name="P102"/>
      <text:p text:style-name="P15"><text:span text:style-name="T66">A</text:span>dd a user to docker group to manage docker:</text:p>
      <text:p text:style-name="P102">usermod -aG docker dockeradmin</text:p>
      <text:p text:style-name="P102"/>
      <text:p text:style-name="P25">Pull tomcat:</text:p>
      <text:p text:style-name="P102">docker pull tomcat:latest</text:p>
      <text:p text:style-name="P102">docker images →<text:span text:style-name="T67"> will show you the tomcat image</text:span></text:p>
      <text:p text:style-name="P102"/>
      <text:p text:style-name="P26"><text:soft-page-break/>Create the container:</text:p>
      <text:p text:style-name="P102">docker run -d --name test-tomcat-server -p 8090:8080 tomcat:latest</text:p>
      <text:p text:style-name="P102"/>
      <text:p text:style-name="P123">docker ps <text:s text:c="2"/>→<text:span text:style-name="T85"> </text:span>will show you the container running.</text:p>
      <text:p text:style-name="P102"/>
      <text:p text:style-name="P124">Now you can access tomcat using the public ip of the server:8090</text:p>
      <text:p text:style-name="P124"/>
      <text:p text:style-name="P27">Error:</text:p>
      <text:p text:style-name="P124">If you see the error 404 <text:span text:style-name="T68">when accessing the website this is because there is nothing inside the webapp folder in the tomcat container.</text:span></text:p>
      <text:p text:style-name="P125"/>
      <text:p text:style-name="P145">This fix is not necessary because we will deploy our code into webapps and then it will work.</text:p>
      <text:p text:style-name="P125"/>
      <text:p text:style-name="P129">But if you want to fix it anywat do the following:</text:p>
      <text:p text:style-name="P129"/>
      <text:p text:style-name="P125"><text:span text:style-name="T86">Open a bash shell</text:span> into the container:</text:p>
      <text:p text:style-name="P125">docker exec -it test-tomcat-server /bin/bash</text:p>
      <text:p text:style-name="P125"/>
      <text:p text:style-name="P126">You will see that the /usr/local/tomcat/webapps folder is empty.</text:p>
      <text:p text:style-name="P126"/>
      <text:p text:style-name="P126">By default the files are in /usr/local/tomcat/webapps.dist</text:p>
      <text:p text:style-name="P126"/>
      <text:p text:style-name="P127">You can copy the content of webapps.dist into webapps to make it work:</text:p>
      <text:p text:style-name="P127"><text:tab/>cp -R * ../webapps</text:p>
      <text:p text:style-name="P127"/>
      <text:p text:style-name="P128">Now you will see the files in <text:span text:style-name="T69">/usr/local/tomcat/webapps </text:span>too.</text:p>
      <text:p text:style-name="P128"/>
      <text:p text:style-name="P128">Refresh the url and you will have now access to tomcat via web.</text:p>
      <text:p text:style-name="P158"/>
      <text:p text:style-name="P146"><text:span text:style-name="T31">You can leave the tomcat container bash session by typing </text:span><text:span text:style-name="T70">exit</text:span></text:p>
      <text:p text:style-name="P162"/>
      <text:p text:style-name="P162"/>
      <text:p text:style-name="P163">Another option to avoid this error to appear is to pull a little older tomcat image.</text:p>
      <text:p text:style-name="P163"/>
      <text:p text:style-name="P213"><text:span text:style-name="T79">Go to the </text:span><text:a xlink:type="simple" xlink:href="https://hub.docker.com/_/tomcat?ref=login" text:style-name="Internet_20_link" text:visited-style-name="Visited_20_Internet_20_Link">official Tomcat in Docker hub</text:a><text:span text:style-name="T79"> page and </text:span><text:span text:style-name="T80">scroll until “How to use this image”</text:span></text:p>
      <text:p text:style-name="P164"/>
      <text:p text:style-name="P165">There you will see an image a little older that the latest, tomcat:9.0 in this example:</text:p>
      <text:list xml:id="list1344379387" text:style-name="L5">
        <text:list-item>
          <text:p text:style-name="P254"><text:span text:style-name="T78">Pull it: <text:s/>docker pull tomcat:</text:span><text:span text:style-name="T81">8</text:span><text:span text:style-name="T78">.0</text:span></text:p>
        </text:list-item>
      </text:list>
      <text:p text:style-name="P165"/>
      <text:list xml:id="list20451338981231" text:continue-numbering="true" text:style-name="L5">
        <text:list-item>
          <text:p text:style-name="P254"><text:span text:style-name="T78">Run it: <text:s/>docker run -d --name tomcat-</text:span><text:span text:style-name="T81">8</text:span><text:span text:style-name="T78"> -p 809</text:span><text:span text:style-name="T83">0</text:span><text:span text:style-name="T78">:8080 </text:span><text:span text:style-name="T81">tomcat:8.0</text:span></text:p>
          <text:p text:style-name="P255"><text:span text:style-name="T81">R</text:span><text:span text:style-name="T78">emove the previous </text:span></text:p>
        </text:list-item>
      </text:list>
      <text:p text:style-name="P165"/>
      <text:p text:style-name="P162"/>
      <text:p text:style-name="P178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231"><text:soft-page-break/></text:p>
      <text:p text:style-name="P232"/>
      <text:p text:style-name="P166"/>
      <text:p text:style-name="P42">Integrating DockerHost with Jenkins:</text:p>
      <text:p text:style-name="P162"/>
      <text:p text:style-name="P151"><text:span text:style-name="T72">Install Publish </text:span><text:span text:style-name="T73">o</text:span><text:span text:style-name="T72">ver </text:span><text:span text:style-name="T73">SSH</text:span><text:span text:style-name="T72"> plugin:</text:span></text:p>
      <text:p text:style-name="P169">Jenkins -- Manage Jenkins -- Manage Plugins -- Available, search for: publish over ssh -- Install without restart </text:p>
      <text:p text:style-name="P162"/>
      <text:p text:style-name="P200">Add Docker server credentials:</text:p>
      <text:p text:style-name="P147"><text:span text:style-name="T72">The user </text:span><text:span text:style-name="T70">dockeradmin </text:span><text:span text:style-name="T72">with password </text:span><text:span text:style-name="T70">dockeradmin </text:span><text:span text:style-name="T72">has been already created in the previous step</text:span></text:p>
      <text:p text:style-name="P170"/>
      <text:p text:style-name="P171">Let’s add these credentials into jenkins:</text:p>
      <text:p text:style-name="P148"><text:span text:style-name="T72">Jenkins -- Manage Jenkins -- Configure System -- Publish over SSH -- </text:span><text:span text:style-name="T74">SSH Servers, Add:</text:span></text:p>
      <text:list xml:id="list2041275517" text:style-name="L6">
        <text:list-item>
          <text:p text:style-name="P250"><text:span text:style-name="T74">N</text:span><text:span text:style-name="T72">ame: docker-host</text:span></text:p>
        </text:list-item>
        <text:list-item>
          <text:p text:style-name="P256">Hostname: 172.31.36.176 <text:s/>→ private IP of the eth0 of the docker server.</text:p>
        </text:list-item>
        <text:list-item>
          <text:p text:style-name="P257">Username: dockeradmin</text:p>
        </text:list-item>
      </text:list>
      <text:p text:style-name="P172">hit Advanced… -- tick Use password authentication, Password: dockeradmin -- Test Configuration</text:p>
      <text:p text:style-name="P162"/>
      <text:p text:style-name="P149"><text:span text:style-name="T72">The test will fail because we have to enable the password based authentication in the docker server, </text:span><text:span text:style-name="T75">by default in ec2 instances is not enabled, </text:span><text:span text:style-name="T76">to enable it:</text:span></text:p>
      <text:p text:style-name="P173"/>
      <text:p text:style-name="P150"><text:span text:style-name="T76">d</text:span><text:span text:style-name="T72">ocker-host server: <text:s/>vi /etc/ssh/</text:span><text:span text:style-name="T82">ssh</text:span><text:span text:style-name="T84">d</text:span><text:span text:style-name="T72">_config </text:span></text:p>
      <text:p text:style-name="P172"/>
      <text:p text:style-name="P150"><text:span text:style-name="T72">Search for </text:span><text:span text:style-name="T70">Password</text:span><text:span text:style-name="T72"> </text:span><text:span text:style-name="T77">and change it to </text:span><text:span text:style-name="T71">yes</text:span></text:p>
      <text:p text:style-name="P174">PasswordAuthentication yes</text:p>
      <text:p text:style-name="P174"/>
      <text:p text:style-name="P175">Reload ssh service:</text:p>
      <text:p text:style-name="P175">systemctl reload sshd.service</text:p>
      <text:p text:style-name="P162"/>
      <text:p text:style-name="P176">Now the test should be successful.</text:p>
      <text:p text:style-name="P176"/>
      <text:p text:style-name="P177">Apply &amp; Save</text:p>
      <text:p text:style-name="P176"/>
      <text:p text:style-name="P201">Errors:</text:p>
      <text:p text:style-name="P176">If you are having auth error try to change the password in the server again:</text:p>
      <text:p text:style-name="P176">passwd dockeradmin</text:p>
      <text:p text:style-name="P157">dockeradmin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233"><text:soft-page-break/></text:p>
      <text:p text:style-name="P233"/>
      <text:p text:style-name="P167"/>
      <text:p text:style-name="P43">Jenkins Job to copy artifacts on to DockerHost:</text:p>
      <text:p text:style-name="P162"/>
      <text:p text:style-name="P179">We will create a new jenkins job to copy our artifact to the docker host:</text:p>
      <text:p text:style-name="P179"/>
      <text:p text:style-name="P180">Jenkins -- New Item -- name: Deploy_on_Docker</text:p>
      <text:p text:style-name="P180"/>
      <text:p text:style-name="P180">Instead of using Maven Project we will copy all the configurations from a previous job, go to Copy from and type: <text:s/>Deploy_on_Tomcat_Server -- OK</text:p>
      <text:p text:style-name="P180"/>
      <text:p text:style-name="P160">Now go to the new job created to do the proper modifications:</text:p>
      <text:p text:style-name="P181"/>
      <text:p text:style-name="P181">Description: change the name to: <text:s/>Deploy on Docker</text:p>
      <text:p text:style-name="P182"/>
      <text:p text:style-name="P182">Untick Poll SCM</text:p>
      <text:p text:style-name="P183"/>
      <text:p text:style-name="P183">Post-build Actions: <text:s/>→ remove the war/ear to container (hit the red cross)</text:p>
      <text:p text:style-name="P183"/>
      <text:p text:style-name="P184">Post-build Actions -- Add post-build step -- Send builds artifacts over SSH -- <text:span text:style-name="T88">the server name (docker-host) is already there because we only have one -- Transfers: Source files → </text:span></text:p>
      <text:p text:style-name="P184"/>
      <text:p text:style-name="P184"><text:span text:style-name="T88">you have to go to the jenkins server to know the path to the webapp.war file of the copied job (deploy_on_tomcat_server), you can find the war here: <text:s text:c="23"/>/var/lib/jenkins/workspace/Deploy_on_Tomcat_Server/</text:span><text:span text:style-name="T18">webapp/target</text:span></text:p>
      <text:p text:style-name="P183"/>
      <text:p text:style-name="P185">Add to <text:span text:style-name="T24">Source Files</text:span> the bold part: <text:s/>webapp/target/*.war</text:p>
      <text:p text:style-name="P185"/>
      <text:p text:style-name="P161">Remote directory:<text:span text:style-name="T31"> by defauls copies it on users home directory, </text:span><text:span text:style-name="T35">in our case the user is dockeradmin, so add a dot (.) to copy it in the current directory</text:span></text:p>
      <text:p text:style-name="P183"/>
      <text:p text:style-name="P186">You can skip the Exec command, leave it in blank.</text:p>
      <text:p text:style-name="P186"/>
      <text:p text:style-name="P186">Apply &amp; Save</text:p>
      <text:p text:style-name="P162"/>
      <text:p text:style-name="P202">Go to dockerhost server:</text:p>
      <text:p text:style-name="P202"><text:span text:style-name="T1">Get into /home/dockeradmin as dockeradmin user, check if there is something there, </text:span><text:span text:style-name="T13">when you run the job the content will appear there.</text:span></text:p>
      <text:p text:style-name="P162"/>
      <text:p text:style-name="P203">Build the new job:</text:p>
      <text:p text:style-name="P187">Jenkins -- Deploy_on_Docker -- Build Now -- check console output and wait for success.</text:p>
      <text:p text:style-name="P162"/>
      <text:p text:style-name="P189">See the last lines:</text:p>
      <text:p text:style-name="P209">SSH: Connecting from host [jenkins]</text:p>
      <text:p text:style-name="P209">SSH: Connecting with configuration [docker-host] ...</text:p>
      <text:p text:style-name="P209">SSH: Disconnecting configuration [docker-host] ...</text:p>
      <text:p text:style-name="P209">SSH: Transferred 1 file(s)</text:p>
      <text:p text:style-name="P209">Finished: SUCCESS</text:p>
      <text:p text:style-name="P162"/>
      <text:p text:style-name="P188">Now you can see in the dockerhost server in <text:span text:style-name="T89">/home/dockeradmin </text:span>that the folder webapp has been created there, <text:span text:style-name="T90">and the webapp.war is there: <text:s text:c="2"/>/home/dockeradmin/webapp/target/</text:span><text:span text:style-name="T19">webapp.war</text:span><text:span text:style-name="T90"> </text:span></text:p>
      <text:p text:style-name="P204"><text:soft-page-break/>Remove prefix:</text:p>
      <text:p text:style-name="P190">You want to remove the webapp/target, to do so:</text:p>
      <text:p text:style-name="P190"/>
      <text:p text:style-name="P190">Jenkins -- Deploy_on_Docker -- Configure -- Post-build Actions: Remove prefix: <text:s/>webapp/target --</text:p>
      <text:p text:style-name="P190">Apply &amp; Save</text:p>
      <text:p text:style-name="P190"/>
      <text:p text:style-name="P190">This will remove <text:s/>webapp/target and will leave webapp.war in the dockeradmin directory.</text:p>
      <text:p text:style-name="P190"/>
      <text:p text:style-name="P190">But first remove the already created folder in dockerhost:</text:p>
      <text:p text:style-name="P190">Go to /home/dockeradmin</text:p>
      <text:p text:style-name="P190">and remove webapp folder</text:p>
      <text:p text:style-name="P190">rm -rf webapp </text:p>
      <text:p text:style-name="P190"/>
      <text:p text:style-name="P190"><text:span text:style-name="T24">Build the job</text:span> again: Jenkins -- Deploy_on_Docker -- Build Now.</text:p>
      <text:p text:style-name="P190"/>
      <text:p text:style-name="P190">If you go to the dockerhost server you will see now webapp.war in the dockeradmin home:</text:p>
      <text:p text:style-name="P190"/>
      <text:p text:style-name="P190">/home/dockeradmin/webapp.war</text:p>
      <text:p text:style-name="P190"/>
      <text:p text:style-name="P191">Now we have the .war in the docker server, we will need then to add this file into the container.</text:p>
      <text:p text:style-name="P191">To do so we will need to create a Dockerfile, check the next lesson.</text:p>
      <text:p text:style-name="P191"/>
      <text:p text:style-name="P234"/>
      <text:p text:style-name="P234"/>
      <text:p text:style-name="P168"/>
      <text:p text:style-name="P44">Create a Dockerfile:</text:p>
      <text:p text:style-name="P191"/>
      <text:p text:style-name="P205">Create the Dockerfile:</text:p>
      <text:p text:style-name="P194"/>
      <text:p text:style-name="P194">Go to dockerhost server, get into the dockeradmin user and home, there you have to see the webapp.war artifact just deployed in the previous lesson.</text:p>
      <text:p text:style-name="P194"/>
      <text:p text:style-name="P195">Create a file named: <text:s/>Dockerfile <text:s text:c="2"/></text:p>
      <text:p text:style-name="P195">vim Dockerfile</text:p>
      <text:p text:style-name="P195"/>
      <text:p text:style-name="P195">FROM tomcat:latest <text:s text:c="2"/><text:span text:style-name="T91"># → is gonna pull the latest tomcat from docker hub public registry.</text:span></text:p>
      <text:p text:style-name="P191"/>
      <text:p text:style-name="P191">MAINTAINER Joaquim</text:p>
      <text:p text:style-name="P191"/>
      <text:p text:style-name="P260"># Change the port 8080 for 8090:</text:p>
      <text:p text:style-name="P191">RUN sed -i -r 's/port="8080/port="8090/' /usr/local/tomcat/conf/server.xml</text:p>
      <text:p text:style-name="P191"/>
      <text:p text:style-name="P191"/>
      <text:p text:style-name="P191"/>
      <text:p text:style-name="P191">COPY ./webapp.war /usr/local/tomcat/webapps <text:s/><text:span text:style-name="T92"># → copy my war file into webapps directory, in <text:tab/><text:tab/><text:tab/><text:tab/><text:tab/><text:tab/><text:tab/>the case of a container is the path specified, <text:tab/><text:tab/><text:tab/><text:tab/><text:tab/><text:tab/><text:tab/><text:tab/>which is the default location.</text:span></text:p>
      <text:p text:style-name="P261">See <text:span text:style-name="T101">ALTERNATIVE</text:span> to comment stuff in .xmf files</text:p>
      <text:p text:style-name="P192"/>
      <text:p text:style-name="P192"><text:tab/><text:tab/><text:tab/><text:tab/></text:p>
      <text:p text:style-name="P196">Stop and remove the old tomcat container if is already there from the previous lessons:</text:p>
      <text:p text:style-name="P196">docker ps → to get the container id</text:p>
      <text:p text:style-name="P196"><text:soft-page-break/>docker stop 733e110f470c</text:p>
      <text:p text:style-name="P196">docker rm 733e110f470c</text:p>
      <text:p text:style-name="P196"/>
      <text:p text:style-name="P196"/>
      <text:p text:style-name="P196"/>
      <text:p text:style-name="P196"/>
      <text:p text:style-name="P205">Build the image:</text:p>
      <text:p text:style-name="P191"/>
      <text:p text:style-name="P197">docker build -t devops-project . <text:s text:c="6"/>→ -t is tag. The dot (.) specifies the current directory Dockerfile</text:p>
      <text:p text:style-name="P191"><text:tab/><text:tab/><text:tab/><text:tab/><text:tab/><text:tab/><text:span text:style-name="T93">is.</text:span></text:p>
      <text:p text:style-name="P191"/>
      <text:p text:style-name="P210">[dockeradmin@docker-host ~]$<text:span text:style-name="T14"> docker build -t devops-project .</text:span></text:p>
      <text:p text:style-name="P210">Sending build context to Docker daemon <text:s/>12.29kB</text:p>
      <text:p text:style-name="P210">Step 1/3 : FROM tomcat:latest</text:p>
      <text:p text:style-name="P210"><text:s/>---&gt; feba8d001e3f</text:p>
      <text:p text:style-name="P210">Step 2/3 : MAINTAINER Joaquim</text:p>
      <text:p text:style-name="P210"><text:s/>---&gt; Running in e63240becbe5</text:p>
      <text:p text:style-name="P210">Removing intermediate container e63240becbe5</text:p>
      <text:p text:style-name="P210"><text:s/>---&gt; b84f24049715</text:p>
      <text:p text:style-name="P210">Step 3/3 : COPY ./webapp.war /usr/local/tomcat/webapps</text:p>
      <text:p text:style-name="P210"><text:s/>---&gt; 551b03b6fb4c</text:p>
      <text:p text:style-name="P210">Successfully built 551b03b6fb4c</text:p>
      <text:p text:style-name="P210">Successfully tagged devops-project:latest</text:p>
      <text:p text:style-name="P191"/>
      <text:p text:style-name="P191"/>
      <text:p text:style-name="P199">Now you have an image with the name devops-project. <text:span text:style-name="T94">Inside that tomcat image we have our webapp.war file as well.</text:span></text:p>
      <text:p text:style-name="P198"/>
      <text:p text:style-name="P211">[dockeradmin@docker-host ~]$ <text:span text:style-name="T14">docker images</text:span></text:p>
      <text:p text:style-name="P211">REPOSITORY <text:s text:c="9"/>TAG <text:s text:c="16"/>IMAGE ID <text:s text:c="12"/>CREATED <text:s text:c="12"/>SIZE</text:p>
      <text:p text:style-name="P211"><text:span text:style-name="T14">devops-project <text:s/></text:span><text:s text:c="9"/>latest <text:s text:c="15"/>551b03b6fb4c <text:s text:c="7"/>20 seconds ago <text:s text:c="6"/>649MB</text:p>
      <text:p text:style-name="P211">tomcat <text:s text:c="11"/><text:tab/> <text:s text:c="6"/>9.0 <text:s text:c="18"/>feba8d001e3f <text:s text:c="8"/>2 weeks ago <text:s text:c="11"/>649MB</text:p>
      <text:p text:style-name="P191"/>
      <text:p text:style-name="P191"/>
      <text:p text:style-name="P206">Create the container:</text:p>
      <text:p text:style-name="P193">docker run -<text:span text:style-name="T95">d</text:span> --name devops-container -p 8080:8080 devops-project <text:s text:c="3"/>→<text:span text:style-name="T96"> 8080 external port </text:span></text:p>
      <text:p text:style-name="P258"><text:tab/><text:tab/><text:tab/><text:tab/><text:tab/><text:tab/><text:tab/><text:tab/><text:tab/><text:tab/>:8080 internal port</text:p>
      <text:p text:style-name="P191"/>
      <text:p text:style-name="P191"/>
      <text:p text:style-name="P262">ALTERNATIVE:</text:p>
      <text:p text:style-name="P191"/>
      <text:p text:style-name="P210">FROM tomcat:latest</text:p>
      <text:p text:style-name="P210"/>
      <text:p text:style-name="P210">MAINTAINER Joaquim</text:p>
      <text:p text:style-name="P210"/>
      <text:p text:style-name="P210">RUN sed -i -r 's/&lt;Valve className/&lt;!-- <text:s/>&lt;Valve className/' /usr/local/tomcat/webapps.dist/host-manager/META-INF/context.xml</text:p>
      <text:p text:style-name="P210"/>
      <text:p text:style-name="P210">RUN sed -i -r 's/&lt;Valve className/&lt;!-- <text:s/>&lt;Valve className/' /usr/local/tomcat/webapps.dist/manager/META-INF/context.xml</text:p>
      <text:p text:style-name="P210"/>
      <text:p text:style-name="P210">RUN sed -i 's/0:0:0:0:0:0:0:1" \/&gt;/0:0:0:0:0:0:0:1" \/&gt; --&gt;/' /usr/local/tomcat/webapps.dist/host-manager/META-INF/context.xml</text:p>
      <text:p text:style-name="P210"/>
      <text:p text:style-name="P210">RUN sed -i 's/0:0:0:0:0:0:0:1" \/&gt;/0:0:0:0:0:0:0:1" \/&gt; --&gt;/' /usr/local/tomcat/webapps.dist/manager/META-INF/context.xml</text:p>
      <text:p text:style-name="P210"/>
      <text:p text:style-name="P210">COPY ./webapp.war /usr/local/tomcat/webapps</text:p>
      <text:p text:style-name="P191"><text:soft-page-break/></text:p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><text:soft-page-break/></text:p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8:08:14.368649464</meta:creation-date>
    <dc:date>2021-01-10T02:04:49.420334453</dc:date>
    <meta:editing-duration>PT14H29M13S</meta:editing-duration>
    <meta:editing-cycles>223</meta:editing-cycles>
    <meta:generator>LibreOffice/6.0.7.3$Linux_X86_64 LibreOffice_project/00m0$Build-3</meta:generator>
    <meta:document-statistic meta:table-count="0" meta:image-count="5" meta:object-count="0" meta:page-count="18" meta:paragraph-count="368" meta:word-count="3380" meta:character-count="22189" meta:non-whitespace-character-count="18835"/>
  </office:meta>
</office:document-meta>
</file>